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1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7.66233333333333cm"/>
    </style:style>
    <style:style style:name="co3" style:family="table-column">
      <style:table-column-properties fo:break-before="auto" style:column-width="7.85283333333333cm"/>
    </style:style>
    <style:style style:name="co4" style:family="table-column">
      <style:table-column-properties fo:break-before="auto" style:column-width="10.4563333333333cm"/>
    </style:style>
    <style:style style:name="co5" style:family="table-column">
      <style:table-column-properties fo:break-before="auto" style:column-width="8.86883333333333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5466666666667cm"/>
    </style:style>
    <style:style style:name="co13" style:family="table-column">
      <style:table-column-properties fo:break-before="auto" style:column-width="1.60866666666667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356666666666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31233333333333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.9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57.9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2.9pt" style:use-optimal-row-height="false" fo:break-before="auto"/>
    </style:style>
    <style:style style:name="ro7" style:family="table-row">
      <style:table-row-properties style:row-height="21.9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91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rosAti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11">
            <text:p>TABELA I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2">
            <text:p>RESOLUÇÃO Nº 200, DE 10 DE JULHO DE 2019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Mês/Ano de Referencia:</text:p>
          </table:table-cell>
          <table:table-cell office:value-type="string" table:number-columns-spanned="19" table:number-rows-spanned="1" table:style-name="ce13">
            <text:p>Mar/2022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number-columns-spanned="1" table:number-rows-spanned="3" table:style-name="ce16">
            <text:p>Matrícula</text:p>
          </table:table-cell>
          <table:table-cell office:value-type="string" table:number-columns-spanned="1" table:number-rows-spanned="3" table:style-name="ce17">
            <text:p>Nome</text:p>
          </table:table-cell>
          <table:table-cell office:value-type="string" table:number-columns-spanned="1" table:number-rows-spanned="3" table:style-name="ce17">
            <text:p>Cargo / Função</text:p>
          </table:table-cell>
          <table:table-cell office:value-type="string" table:number-columns-spanned="1" table:number-rows-spanned="3" table:style-name="ce17">
            <text:p>Lotação</text:p>
          </table:table-cell>
          <table:table-cell office:value-type="string" table:number-columns-spanned="1" table:number-rows-spanned="3" table:style-name="ce17">
            <text:p>Grupo</text:p>
          </table:table-cell>
          <table:table-cell office:value-type="string" table:number-columns-spanned="9" table:number-rows-spanned="1" table:style-name="ce17">
            <text:p>Rendimentos</text:p>
          </table:table-cell>
          <table:covered-table-cell table:number-columns-repeated="8"/>
          <table:table-cell office:value-type="string" table:number-columns-spanned="5" table:number-rows-spanned="1" table:style-name="ce17">
            <text:p>Descontos</text:p>
          </table:table-cell>
          <table:covered-table-cell table:number-columns-repeated="4"/>
          <table:table-cell office:value-type="string" table:number-columns-spanned="1" table:number-rows-spanned="3" table:style-name="ce17">
            <text:p>Rendimento Líquido Total (14)</text:p>
          </table:table-cell>
          <table:table-cell table:number-columns-repeated="1636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8">
            <text:p>Remuneração Básica</text:p>
          </table:table-cell>
          <table:covered-table-cell/>
          <table:table-cell office:value-type="string" table:number-columns-spanned="4" table:number-rows-spanned="1" table:style-name="ce18">
            <text:p>Remuneração Eventual ou Temporária</text:p>
          </table:table-cell>
          <table:covered-table-cell table:number-columns-repeated="3"/>
          <table:table-cell office:value-type="string" table:number-columns-spanned="1" table:number-rows-spanned="2" table:style-name="ce18">
            <text:p>Outras Remunerações Temporárias(7)</text:p>
          </table:table-cell>
          <table:table-cell office:value-type="string" table:number-columns-spanned="1" table:number-rows-spanned="2" table:style-name="ce18">
            <text:p>Verbas Indenizatórias(8)</text:p>
          </table:table-cell>
          <table:table-cell office:value-type="string" table:number-columns-spanned="1" table:number-rows-spanned="2" table:style-name="ce18">
            <text:p>Total de Rendimentos Brutos(9)</text:p>
          </table:table-cell>
          <table:table-cell office:value-type="string" table:number-columns-spanned="3" table:number-rows-spanned="1" table:style-name="ce18">
            <text:p>Obrigatórios/Legais</text:p>
          </table:table-cell>
          <table:covered-table-cell table:number-columns-repeated="2"/>
          <table:table-cell office:value-type="string" table:style-name="ce19">
            <text:p>Pessoais</text:p>
          </table:table-cell>
          <table:table-cell office:value-type="string" table:number-columns-spanned="1" table:number-rows-spanned="2" table:style-name="ce18">
            <text:p>Total de Descontos(13)</text:p>
          </table:table-cell>
          <table:covered-table-cell/>
          <table:table-cell table:number-columns-repeated="1636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Remuneração do Cargo Efetivo(1)</text:p>
          </table:table-cell>
          <table:table-cell office:value-type="string" table:style-name="ce20">
            <text:p>Outras Verbas Remuneratórias, Legais ou Judiciais(2)</text:p>
          </table:table-cell>
          <table:table-cell office:value-type="string" table:style-name="ce20">
            <text:p>Função de Confiança ou Cargo em Comissão(3)</text:p>
          </table:table-cell>
          <table:table-cell office:value-type="string" table:style-name="ce20">
            <text:p>Gratificação Natalina(4)</text:p>
          </table:table-cell>
          <table:table-cell office:value-type="string" table:style-name="ce20">
            <text:p>Férias (1/3 constitucional) (5)</text:p>
          </table:table-cell>
          <table:table-cell office:value-type="string" table:style-name="ce20">
            <text:p>Abono de Permanência(6)</text:p>
          </table:table-cell>
          <table:covered-table-cell/>
          <table:covered-table-cell/>
          <table:covered-table-cell/>
          <table:table-cell office:value-type="string" table:style-name="ce20">
            <text:p>Contribuição Previdenciária(10)</text:p>
          </table:table-cell>
          <table:table-cell office:value-type="string" table:style-name="ce20">
            <text:p>Imposto de Renda(11)</text:p>
          </table:table-cell>
          <table:table-cell office:value-type="string" table:style-name="ce20">
            <text:p>Retenção por Teto Constitucional(12)</text:p>
          </table:table-cell>
          <table:table-cell office:value-type="string" table:style-name="ce20">
            <text:p>OUTROS</text:p>
          </table:table-cell>
          <table:covered-table-cell/>
          <table:covered-table-cell/>
          <table:table-cell table:number-columns-repeated="16364"/>
        </table:table-row>
        <table:table-row table:style-name="ro6">
          <table:table-cell office:value-type="float" office:value="36461" table:style-name="ce4">
            <text:p>36461</text:p>
          </table:table-cell>
          <table:table-cell office:value-type="string" table:style-name="ce5">
            <text:p>ABELARDO TOWNES DE CASTRO JUNIOR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4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72520.240000000005" table:style-name="ce6">
            <text:p>72.520,24</text:p>
          </table:table-cell>
          <table:table-cell office:value-type="float" office:value="9432.94" table:style-name="ce6">
            <text:p>9.432,94</text:p>
          </table:table-cell>
          <table:table-cell office:value-type="float" office:value="13883.4" table:style-name="ce6">
            <text:p>13.883,40</text:p>
          </table:table-cell>
          <table:table-cell office:value-type="float" office:value="0" table:style-name="ce6">
            <text:p>0,00</text:p>
          </table:table-cell>
          <table:table-cell office:value-type="float" office:value="17424.32" table:style-name="ce6">
            <text:p>17.424,32</text:p>
          </table:table-cell>
          <table:table-cell office:value-type="float" office:value="40740.660000000003" table:style-name="ce6">
            <text:p>40.740,66</text:p>
          </table:table-cell>
          <table:table-cell office:value-type="float" office:value="31779.58" table:style-name="ce6">
            <text:p>31.779,58</text:p>
          </table:table-cell>
          <table:table-cell table:number-columns-repeated="16364"/>
        </table:table-row>
        <table:table-row table:style-name="ro6">
          <table:table-cell office:value-type="float" office:value="38102" table:style-name="ce4">
            <text:p>38102</text:p>
          </table:table-cell>
          <table:table-cell office:value-type="string" table:style-name="ce5">
            <text:p>ADENILSON DE SOUZ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ESPEC DE COMBATE EVASAO FISC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5619.99" table:style-name="ce6">
            <text:p>5.619,99</text:p>
          </table:table-cell>
          <table:table-cell office:value-type="float" office:value="0" table:style-name="ce6">
            <text:p>0,00</text:p>
          </table:table-cell>
          <table:table-cell office:value-type="float" office:value="10597.96" table:style-name="ce6">
            <text:p>10.597,96</text:p>
          </table:table-cell>
          <table:table-cell office:value-type="float" office:value="20934.419999999998" table:style-name="ce6">
            <text:p>20.934,42</text:p>
          </table:table-cell>
          <table:table-cell office:value-type="float" office:value="17896.71" table:style-name="ce6">
            <text:p>17.896,71</text:p>
          </table:table-cell>
          <table:table-cell table:number-columns-repeated="16364"/>
        </table:table-row>
        <table:table-row table:style-name="ro6">
          <table:table-cell office:value-type="float" office:value="43781" table:style-name="ce4">
            <text:p>43781</text:p>
          </table:table-cell>
          <table:table-cell office:value-type="string" table:style-name="ce5">
            <text:p>ALEKINE LOPES DOS SANTO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 ESP DE HABITACAO E URBANISMO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2626.98" table:style-name="ce6">
            <text:p>82.626,98</text:p>
          </table:table-cell>
          <table:table-cell office:value-type="float" office:value="9432.94" table:style-name="ce6">
            <text:p>9.432,94</text:p>
          </table:table-cell>
          <table:table-cell office:value-type="float" office:value="16662.759999999998" table:style-name="ce6">
            <text:p>16.662,76</text:p>
          </table:table-cell>
          <table:table-cell office:value-type="float" office:value="0" table:style-name="ce6">
            <text:p>0,00</text:p>
          </table:table-cell>
          <table:table-cell office:value-type="float" office:value="16798.439999999999" table:style-name="ce6">
            <text:p>16.798,44</text:p>
          </table:table-cell>
          <table:table-cell office:value-type="float" office:value="42894.14" table:style-name="ce6">
            <text:p>42.894,14</text:p>
          </table:table-cell>
          <table:table-cell office:value-type="float" office:value="39732.839999999997" table:style-name="ce6">
            <text:p>39.732,84</text:p>
          </table:table-cell>
          <table:table-cell table:number-columns-repeated="16364"/>
        </table:table-row>
        <table:table-row table:style-name="ro6">
          <table:table-cell office:value-type="float" office:value="7101" table:style-name="ce4">
            <text:p>7101</text:p>
          </table:table-cell>
          <table:table-cell office:value-type="string" table:style-name="ce5">
            <text:p>ALESSANDRA GARCIA MARQUE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OTORIA ESP DE DEF DO CONSUMIDOR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7320.24" table:style-name="ce6">
            <text:p>87.320,24</text:p>
          </table:table-cell>
          <table:table-cell office:value-type="float" office:value="11504.94" table:style-name="ce6">
            <text:p>11.504,94</text:p>
          </table:table-cell>
          <table:table-cell office:value-type="float" office:value="16827.080000000002" table:style-name="ce6">
            <text:p>16.827,08</text:p>
          </table:table-cell>
          <table:table-cell office:value-type="float" office:value="0" table:style-name="ce6">
            <text:p>0,00</text:p>
          </table:table-cell>
          <table:table-cell office:value-type="float" office:value="3537.69" table:style-name="ce6">
            <text:p>3.537,69</text:p>
          </table:table-cell>
          <table:table-cell office:value-type="float" office:value="31869.71" table:style-name="ce6">
            <text:p>31.869,71</text:p>
          </table:table-cell>
          <table:table-cell office:value-type="float" office:value="55450.53" table:style-name="ce6">
            <text:p>55.450,53</text:p>
          </table:table-cell>
          <table:table-cell table:number-columns-repeated="16364"/>
        </table:table-row>
        <table:table-row table:style-name="ro6">
          <table:table-cell office:value-type="float" office:value="16861" table:style-name="ce4">
            <text:p>16861</text:p>
          </table:table-cell>
          <table:table-cell office:value-type="string" table:style-name="ce5">
            <text:p>ALMIR FERNANDES BRANC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2 PROM ESP DE DEF CRIANCA E ADOLESCENT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25603.72" table:style-name="ce6">
            <text:p>25.603,72</text:p>
          </table:table-cell>
          <table:table-cell office:value-type="float" office:value="9432.94" table:style-name="ce6">
            <text:p>9.432,94</text:p>
          </table:table-cell>
          <table:table-cell office:value-type="float" office:value="1637.38" table:style-name="ce6">
            <text:p>1.637,38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109194.28" table:style-name="ce6">
            <text:p>109.194,28</text:p>
          </table:table-cell>
          <table:table-cell office:value-type="float" office:value="9662.17" table:style-name="ce6">
            <text:p>9.662,17</text:p>
          </table:table-cell>
          <table:table-cell office:value-type="float" office:value="22805.55" table:style-name="ce6">
            <text:p>22.805,55</text:p>
          </table:table-cell>
          <table:table-cell office:value-type="float" office:value="0" table:style-name="ce6">
            <text:p>0,00</text:p>
          </table:table-cell>
          <table:table-cell office:value-type="float" office:value="21035.18" table:style-name="ce6">
            <text:p>21.035,18</text:p>
          </table:table-cell>
          <table:table-cell office:value-type="float" office:value="53502.9" table:style-name="ce6">
            <text:p>53.502,90</text:p>
          </table:table-cell>
          <table:table-cell office:value-type="float" office:value="55691.38" table:style-name="ce6">
            <text:p>55.691,38</text:p>
          </table:table-cell>
          <table:table-cell table:number-columns-repeated="16364"/>
        </table:table-row>
        <table:table-row table:style-name="ro6">
          <table:table-cell office:value-type="float" office:value="7281" table:style-name="ce4">
            <text:p>7281</text:p>
          </table:table-cell>
          <table:table-cell office:value-type="string" table:style-name="ce5">
            <text:p>ALVARO LUIZ ARAUJO PEREIR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CORREGEDORIA GER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8865.56" table:style-name="ce6">
            <text:p>8.865,56</text:p>
          </table:table-cell>
          <table:table-cell office:value-type="float" office:value="44327.78" table:style-name="ce6">
            <text:p>44.327,7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108774.89" table:style-name="ce6">
            <text:p>108.774,89</text:p>
          </table:table-cell>
          <table:table-cell office:value-type="float" office:value="12001.42" table:style-name="ce6">
            <text:p>12.001,42</text:p>
          </table:table-cell>
          <table:table-cell office:value-type="float" office:value="19303.63" table:style-name="ce6">
            <text:p>19.303,63</text:p>
          </table:table-cell>
          <table:table-cell office:value-type="float" office:value="10068.92" table:style-name="ce6">
            <text:p>10.068,92</text:p>
          </table:table-cell>
          <table:table-cell office:value-type="float" office:value="4446.82" table:style-name="ce6">
            <text:p>4.446,82</text:p>
          </table:table-cell>
          <table:table-cell office:value-type="float" office:value="45820.79" table:style-name="ce6">
            <text:p>45.820,79</text:p>
          </table:table-cell>
          <table:table-cell office:value-type="float" office:value="62954.1" table:style-name="ce6">
            <text:p>62.954,10</text:p>
          </table:table-cell>
          <table:table-cell table:number-columns-repeated="16364"/>
        </table:table-row>
        <table:table-row table:style-name="ro6">
          <table:table-cell office:value-type="float" office:value="55921" table:style-name="ce4">
            <text:p>55921</text:p>
          </table:table-cell>
          <table:table-cell office:value-type="string" table:style-name="ce5">
            <text:p>ANTONIO ALCESTE CALLIL DE CASTRO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DE JUSTICA CUMULATIVA DE BUJARI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75.59" table:style-name="ce6">
            <text:p>7.475,59</text:p>
          </table:table-cell>
          <table:table-cell office:value-type="float" office:value="0" table:style-name="ce6">
            <text:p>0,00</text:p>
          </table:table-cell>
          <table:table-cell office:value-type="float" office:value="5835.91" table:style-name="ce6">
            <text:p>5.835,91</text:p>
          </table:table-cell>
          <table:table-cell office:value-type="float" office:value="17792.150000000001" table:style-name="ce6">
            <text:p>17.792,15</text:p>
          </table:table-cell>
          <table:table-cell office:value-type="float" office:value="22386.55" table:style-name="ce6">
            <text:p>22.386,55</text:p>
          </table:table-cell>
          <table:table-cell table:number-columns-repeated="16364"/>
        </table:table-row>
        <table:table-row table:style-name="ro6">
          <table:table-cell office:value-type="float" office:value="37782" table:style-name="ce4">
            <text:p>37782</text:p>
          </table:table-cell>
          <table:table-cell office:value-type="string" table:style-name="ce5">
            <text:p>ARETUZA DE ALMEIDA CRUZ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8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12914.16" table:style-name="ce6">
            <text:p>12.914,16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9579.82" table:style-name="ce6">
            <text:p>39.579,82</text:p>
          </table:table-cell>
          <table:table-cell office:value-type="float" office:value="91236.46" table:style-name="ce6">
            <text:p>91.236,46</text:p>
          </table:table-cell>
          <table:table-cell office:value-type="float" office:value="4716.47" table:style-name="ce6">
            <text:p>4.716,47</text:p>
          </table:table-cell>
          <table:table-cell office:value-type="float" office:value="10961.28" table:style-name="ce6">
            <text:p>10.961,28</text:p>
          </table:table-cell>
          <table:table-cell office:value-type="float" office:value="0" table:style-name="ce6">
            <text:p>0,00</text:p>
          </table:table-cell>
          <table:table-cell office:value-type="float" office:value="6198.95" table:style-name="ce6">
            <text:p>6.198,95</text:p>
          </table:table-cell>
          <table:table-cell office:value-type="float" office:value="21876.7" table:style-name="ce6">
            <text:p>21.876,70</text:p>
          </table:table-cell>
          <table:table-cell office:value-type="float" office:value="69359.759999999995" table:style-name="ce6">
            <text:p>69.359,76</text:p>
          </table:table-cell>
          <table:table-cell table:number-columns-repeated="16364"/>
        </table:table-row>
        <table:table-row table:style-name="ro6">
          <table:table-cell office:value-type="float" office:value="43881" table:style-name="ce4">
            <text:p>43881</text:p>
          </table:table-cell>
          <table:table-cell office:value-type="string" table:style-name="ce5">
            <text:p>BERNARDO FITERMAN ALBAN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IVE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11218.79" table:style-name="ce6">
            <text:p>11.218,79</text:p>
          </table:table-cell>
          <table:table-cell office:value-type="float" office:value="24423.05" table:style-name="ce6">
            <text:p>24.423,05</text:p>
          </table:table-cell>
          <table:table-cell office:value-type="float" office:value="19461.45" table:style-name="ce6">
            <text:p>19.461,45</text:p>
          </table:table-cell>
          <table:table-cell table:number-columns-repeated="16364"/>
        </table:table-row>
        <table:table-row table:style-name="ro6">
          <table:table-cell office:value-type="float" office:value="56331" table:style-name="ce4">
            <text:p>56331</text:p>
          </table:table-cell>
          <table:table-cell office:value-type="string" table:style-name="ce5">
            <text:p>BIANCA BERNARDES DE MORAES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DE JUSTICA CIVEL DE FEIJO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9197.88" table:style-name="ce6">
            <text:p>19.197,88</text:p>
          </table:table-cell>
          <table:table-cell office:value-type="float" office:value="51202.53" table:style-name="ce6">
            <text:p>51.202,53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6699.74" table:style-name="ce6">
            <text:p>6.699,74</text:p>
          </table:table-cell>
          <table:table-cell office:value-type="float" office:value="0" table:style-name="ce6">
            <text:p>0,00</text:p>
          </table:table-cell>
          <table:table-cell office:value-type="float" office:value="7062.43" table:style-name="ce6">
            <text:p>7.062,43</text:p>
          </table:table-cell>
          <table:table-cell office:value-type="float" office:value="18242.82" table:style-name="ce6">
            <text:p>18.242,82</text:p>
          </table:table-cell>
          <table:table-cell office:value-type="float" office:value="32959.71" table:style-name="ce6">
            <text:p>32.959,71</text:p>
          </table:table-cell>
          <table:table-cell table:number-columns-repeated="16364"/>
        </table:table-row>
        <table:table-row table:style-name="ro6">
          <table:table-cell office:value-type="float" office:value="54761" table:style-name="ce4">
            <text:p>54761</text:p>
          </table:table-cell>
          <table:table-cell office:value-type="string" table:style-name="ce5">
            <text:p>CARLOS AUGUSTO DA COSTA PESCADOR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2459.41" table:style-name="ce6">
            <text:p>22.459,4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61290.54" table:style-name="ce6">
            <text:p>61.290,54</text:p>
          </table:table-cell>
          <table:table-cell office:value-type="float" office:value="4716.47" table:style-name="ce6">
            <text:p>4.716,47</text:p>
          </table:table-cell>
          <table:table-cell office:value-type="float" office:value="12405.1" table:style-name="ce6">
            <text:p>12.405,10</text:p>
          </table:table-cell>
          <table:table-cell office:value-type="float" office:value="0" table:style-name="ce6">
            <text:p>0,00</text:p>
          </table:table-cell>
          <table:table-cell office:value-type="float" office:value="2784.32" table:style-name="ce6">
            <text:p>2.784,32</text:p>
          </table:table-cell>
          <table:table-cell office:value-type="float" office:value="19905.89" table:style-name="ce6">
            <text:p>19.905,89</text:p>
          </table:table-cell>
          <table:table-cell office:value-type="float" office:value="41384.65" table:style-name="ce6">
            <text:p>41.384,65</text:p>
          </table:table-cell>
          <table:table-cell table:number-columns-repeated="16364"/>
        </table:table-row>
        <table:table-row table:style-name="ro6">
          <table:table-cell office:value-type="float" office:value="11201" table:style-name="ce4">
            <text:p>11201</text:p>
          </table:table-cell>
          <table:table-cell office:value-type="string" table:style-name="ce5">
            <text:p>CARLOS ROBERTO DA SILVA MAI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3 PROCURADORIA DE JUSTICA CIVE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25710.18" table:style-name="ce6">
            <text:p>25.710,18</text:p>
          </table:table-cell>
          <table:table-cell office:value-type="float" office:value="81291.73" table:style-name="ce6">
            <text:p>81.291,73</text:p>
          </table:table-cell>
          <table:table-cell office:value-type="float" office:value="7036.71" table:style-name="ce6">
            <text:p>7.036,71</text:p>
          </table:table-cell>
          <table:table-cell office:value-type="float" office:value="11097.57" table:style-name="ce6">
            <text:p>11.097,57</text:p>
          </table:table-cell>
          <table:table-cell office:value-type="float" office:value="1488.23" table:style-name="ce6">
            <text:p>1.488,23</text:p>
          </table:table-cell>
          <table:table-cell office:value-type="float" office:value="6982.84" table:style-name="ce6">
            <text:p>6.982,84</text:p>
          </table:table-cell>
          <table:table-cell office:value-type="float" office:value="26605.35" table:style-name="ce6">
            <text:p>26.605,35</text:p>
          </table:table-cell>
          <table:table-cell office:value-type="float" office:value="54686.38" table:style-name="ce6">
            <text:p>54.686,38</text:p>
          </table:table-cell>
          <table:table-cell table:number-columns-repeated="16364"/>
        </table:table-row>
        <table:table-row table:style-name="ro6">
          <table:table-cell office:value-type="float" office:value="6981" table:style-name="ce4">
            <text:p>6981</text:p>
          </table:table-cell>
          <table:table-cell office:value-type="string" table:style-name="ce5">
            <text:p>CELSO JERONIMO DE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 GERAL ADJUNTA PARA ASSUNTOS JURIDICOS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7092.44" table:style-name="ce6">
            <text:p>7.092,4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64.71" table:style-name="ce6">
            <text:p>4.964,71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7638.7" table:style-name="ce6">
            <text:p>67.638,70</text:p>
          </table:table-cell>
          <table:table-cell office:value-type="float" office:value="7036.71" table:style-name="ce6">
            <text:p>7.036,71</text:p>
          </table:table-cell>
          <table:table-cell office:value-type="float" office:value="12567.14" table:style-name="ce6">
            <text:p>12.567,14</text:p>
          </table:table-cell>
          <table:table-cell office:value-type="float" office:value="3261.34" table:style-name="ce6">
            <text:p>3.261,34</text:p>
          </table:table-cell>
          <table:table-cell office:value-type="float" office:value="7826.05" table:style-name="ce6">
            <text:p>7.826,05</text:p>
          </table:table-cell>
          <table:table-cell office:value-type="float" office:value="30691.24" table:style-name="ce6">
            <text:p>30.691,24</text:p>
          </table:table-cell>
          <table:table-cell office:value-type="float" office:value="36947.46" table:style-name="ce6">
            <text:p>36.947,46</text:p>
          </table:table-cell>
          <table:table-cell table:number-columns-repeated="16364"/>
        </table:table-row>
        <table:table-row table:style-name="ro6">
          <table:table-cell office:value-type="float" office:value="11121" table:style-name="ce4">
            <text:p>11121</text:p>
          </table:table-cell>
          <table:table-cell office:value-type="string" table:style-name="ce5">
            <text:p>COSMO LIMA DE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2 PROCURADORIA DE JUSTICA CIVE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0900.88" table:style-name="ce6">
            <text:p>60.900,88</text:p>
          </table:table-cell>
          <table:table-cell office:value-type="float" office:value="7036.71" table:style-name="ce6">
            <text:p>7.036,71</text:p>
          </table:table-cell>
          <table:table-cell office:value-type="float" office:value="10714.24" table:style-name="ce6">
            <text:p>10.714,24</text:p>
          </table:table-cell>
          <table:table-cell office:value-type="float" office:value="1488.23" table:style-name="ce6">
            <text:p>1.488,23</text:p>
          </table:table-cell>
          <table:table-cell office:value-type="float" office:value="8211.2999999999993" table:style-name="ce6">
            <text:p>8.211,30</text:p>
          </table:table-cell>
          <table:table-cell office:value-type="float" office:value="27450.48" table:style-name="ce6">
            <text:p>27.450,48</text:p>
          </table:table-cell>
          <table:table-cell office:value-type="float" office:value="33450.400000000001" table:style-name="ce6">
            <text:p>33.450,40</text:p>
          </table:table-cell>
          <table:table-cell table:number-columns-repeated="16364"/>
        </table:table-row>
        <table:table-row table:style-name="ro6">
          <table:table-cell office:value-type="float" office:value="5784" table:style-name="ce4">
            <text:p>5784</text:p>
          </table:table-cell>
          <table:table-cell office:value-type="string" table:style-name="ce5">
            <text:p>DAISSON GOMES TELES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2 PROM JUST ESP DE DEFESA DO PATRIM PUBLICO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5217.97" table:style-name="ce6">
            <text:p>35.217,97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6321.29" table:style-name="ce6">
            <text:p>6.321,29</text:p>
          </table:table-cell>
          <table:table-cell office:value-type="float" office:value="0" table:style-name="ce6">
            <text:p>0,00</text:p>
          </table:table-cell>
          <table:table-cell office:value-type="float" office:value="6839.81" table:style-name="ce6">
            <text:p>6.839,81</text:p>
          </table:table-cell>
          <table:table-cell office:value-type="float" office:value="17417.71" table:style-name="ce6">
            <text:p>17.417,71</text:p>
          </table:table-cell>
          <table:table-cell office:value-type="float" office:value="17800.259999999998" table:style-name="ce6">
            <text:p>17.800,26</text:p>
          </table:table-cell>
          <table:table-cell table:number-columns-repeated="16364"/>
        </table:table-row>
        <table:table-row table:style-name="ro6">
          <table:table-cell office:value-type="float" office:value="13501" table:style-name="ce4">
            <text:p>13501</text:p>
          </table:table-cell>
          <table:table-cell office:value-type="string" table:style-name="ce5">
            <text:p>DANILO LOVISARO DO NASCIMENT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10638.67" table:style-name="ce6">
            <text:p>10.638,6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6220.22" table:style-name="ce6">
            <text:p>66.220,22</text:p>
          </table:table-cell>
          <table:table-cell office:value-type="float" office:value="7036.71" table:style-name="ce6">
            <text:p>7.036,71</text:p>
          </table:table-cell>
          <table:table-cell office:value-type="float" office:value="11201.85" table:style-name="ce6">
            <text:p>11.201,85</text:p>
          </table:table-cell>
          <table:table-cell office:value-type="float" office:value="6807.57" table:style-name="ce6">
            <text:p>6.807,57</text:p>
          </table:table-cell>
          <table:table-cell office:value-type="float" office:value="6483.92" table:style-name="ce6">
            <text:p>6.483,92</text:p>
          </table:table-cell>
          <table:table-cell office:value-type="float" office:value="31530.05" table:style-name="ce6">
            <text:p>31.530,05</text:p>
          </table:table-cell>
          <table:table-cell office:value-type="float" office:value="34690.17" table:style-name="ce6">
            <text:p>34.690,17</text:p>
          </table:table-cell>
          <table:table-cell table:number-columns-repeated="16364"/>
        </table:table-row>
        <table:table-row table:style-name="ro6">
          <table:table-cell office:value-type="float" office:value="37271" table:style-name="ce4">
            <text:p>37271</text:p>
          </table:table-cell>
          <table:table-cell office:value-type="string" table:style-name="ce5">
            <text:p>DAYAN MOREIRA ALBUQUERQUE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8056.22" table:style-name="ce6">
            <text:p>18.056,22</text:p>
          </table:table-cell>
          <table:table-cell office:value-type="float" office:value="95541.18" table:style-name="ce6">
            <text:p>95.541,18</text:p>
          </table:table-cell>
          <table:table-cell office:value-type="float" office:value="9432.94" table:style-name="ce6">
            <text:p>9.432,94</text:p>
          </table:table-cell>
          <table:table-cell office:value-type="float" office:value="13140.54" table:style-name="ce6">
            <text:p>13.140,54</text:p>
          </table:table-cell>
          <table:table-cell office:value-type="float" office:value="0" table:style-name="ce6">
            <text:p>0,00</text:p>
          </table:table-cell>
          <table:table-cell office:value-type="float" office:value="17061.53" table:style-name="ce6">
            <text:p>17.061,53</text:p>
          </table:table-cell>
          <table:table-cell office:value-type="float" office:value="39635.01" table:style-name="ce6">
            <text:p>39.635,01</text:p>
          </table:table-cell>
          <table:table-cell office:value-type="float" office:value="55906.17" table:style-name="ce6">
            <text:p>55.906,17</text:p>
          </table:table-cell>
          <table:table-cell table:number-columns-repeated="16364"/>
        </table:table-row>
        <table:table-row table:style-name="ro6">
          <table:table-cell office:value-type="float" office:value="43831" table:style-name="ce4">
            <text:p>43831</text:p>
          </table:table-cell>
          <table:table-cell office:value-type="string" table:style-name="ce5">
            <text:p>DIANA SORAIA TABALIPA PIMENTEL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16573.169999999998" table:style-name="ce6">
            <text:p>16.573,17</text:p>
          </table:table-cell>
          <table:table-cell office:value-type="float" office:value="27311.33" table:style-name="ce6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4">
            <text:p>43722</text:p>
          </table:table-cell>
          <table:table-cell office:value-type="string" table:style-name="ce5">
            <text:p>DULCE HELENA DE FREITAS FRANC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3 PROMOTORIA DE JUST CRIMINAL <text:s/>VIOL DOM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2409.52" table:style-name="ce6">
            <text:p>2.409,52</text:p>
          </table:table-cell>
          <table:table-cell office:value-type="float" office:value="15613.78" table:style-name="ce6">
            <text:p>15.613,78</text:p>
          </table:table-cell>
          <table:table-cell office:value-type="float" office:value="28270.720000000001" table:style-name="ce6">
            <text:p>28.270,72</text:p>
          </table:table-cell>
          <table:table-cell table:number-columns-repeated="16364"/>
        </table:table-row>
        <table:table-row table:style-name="ro6">
          <table:table-cell office:value-type="float" office:value="13841" table:style-name="ce4">
            <text:p>13841</text:p>
          </table:table-cell>
          <table:table-cell office:value-type="string" table:style-name="ce5">
            <text:p>EFRAIN ENRIQUE MENDOZA MENDIVIL FI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6 PROM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20115.02" table:style-name="ce6">
            <text:p>20.115,02</text:p>
          </table:table-cell>
          <table:table-cell office:value-type="float" office:value="68604.13" table:style-name="ce6">
            <text:p>68.604,13</text:p>
          </table:table-cell>
          <table:table-cell office:value-type="float" office:value="6788.47" table:style-name="ce6">
            <text:p>6.788,47</text:p>
          </table:table-cell>
          <table:table-cell office:value-type="float" office:value="9127.41" table:style-name="ce6">
            <text:p>9.127,41</text:p>
          </table:table-cell>
          <table:table-cell office:value-type="float" office:value="0" table:style-name="ce6">
            <text:p>0,00</text:p>
          </table:table-cell>
          <table:table-cell office:value-type="float" office:value="6061.7" table:style-name="ce6">
            <text:p>6.061,70</text:p>
          </table:table-cell>
          <table:table-cell office:value-type="float" office:value="21977.58" table:style-name="ce6">
            <text:p>21.977,58</text:p>
          </table:table-cell>
          <table:table-cell office:value-type="float" office:value="46626.55" table:style-name="ce6">
            <text:p>46.626,55</text:p>
          </table:table-cell>
          <table:table-cell table:number-columns-repeated="16364"/>
        </table:table-row>
        <table:table-row table:style-name="ro6">
          <table:table-cell office:value-type="float" office:value="43742" table:style-name="ce4">
            <text:p>43742</text:p>
          </table:table-cell>
          <table:table-cell office:value-type="string" table:style-name="ce5">
            <text:p>ELIANE MISAE KINOSHIT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IVEL DE SENADOR GUIOMARD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972.43" table:style-name="ce6">
            <text:p>7.972,43</text:p>
          </table:table-cell>
          <table:table-cell office:value-type="float" office:value="0" table:style-name="ce6">
            <text:p>0,00</text:p>
          </table:table-cell>
          <table:table-cell office:value-type="float" office:value="1984.69" table:style-name="ce6">
            <text:p>1.984,69</text:p>
          </table:table-cell>
          <table:table-cell office:value-type="float" office:value="14673.59" table:style-name="ce6">
            <text:p>14.673,59</text:p>
          </table:table-cell>
          <table:table-cell office:value-type="float" office:value="27526.45" table:style-name="ce6">
            <text:p>27.526,45</text:p>
          </table:table-cell>
          <table:table-cell table:number-columns-repeated="16364"/>
        </table:table-row>
        <table:table-row table:style-name="ro6">
          <table:table-cell office:value-type="float" office:value="49421" table:style-name="ce4">
            <text:p>49421</text:p>
          </table:table-cell>
          <table:table-cell office:value-type="string" table:style-name="ce5">
            <text:p>ERICK CAVALCANTI LINHARES LIMA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MOT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00" table:style-name="ce6">
            <text:p>5.000,00</text:p>
          </table:table-cell>
          <table:table-cell office:value-type="float" office:value="0" table:style-name="ce6">
            <text:p>0,00</text:p>
          </table:table-cell>
          <table:table-cell office:value-type="float" office:value="5000" table:style-name="ce6">
            <text:p>5.000,00</text:p>
          </table:table-cell>
          <table:table-cell office:value-type="float" office:value="700" table:style-name="ce6">
            <text:p>700,00</text:p>
          </table:table-cell>
          <table:table-cell office:value-type="float" office:value="331.37" table:style-name="ce6">
            <text:p>331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031.3699999999999" table:style-name="ce6">
            <text:p>1.031,37</text:p>
          </table:table-cell>
          <table:table-cell office:value-type="float" office:value="3968.63" table:style-name="ce6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4">
            <text:p>46023</text:p>
          </table:table-cell>
          <table:table-cell office:value-type="string" table:style-name="ce5">
            <text:p>FERNANDO HENRIQUE SANTOS TERR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2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88.84" table:style-name="ce6">
            <text:p>15.688,84</text:p>
          </table:table-cell>
          <table:table-cell office:value-type="float" office:value="23142.29" table:style-name="ce6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44341" table:style-name="ce4">
            <text:p>44341</text:p>
          </table:table-cell>
          <table:table-cell office:value-type="string" table:style-name="ce5">
            <text:p>FERNANDO REGIS CEMBRANEL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RIMINA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2626.98" table:style-name="ce6">
            <text:p>82.626,98</text:p>
          </table:table-cell>
          <table:table-cell office:value-type="float" office:value="9432.94" table:style-name="ce6">
            <text:p>9.432,94</text:p>
          </table:table-cell>
          <table:table-cell office:value-type="float" office:value="16558.48" table:style-name="ce6">
            <text:p>16.558,48</text:p>
          </table:table-cell>
          <table:table-cell office:value-type="float" office:value="0" table:style-name="ce6">
            <text:p>0,00</text:p>
          </table:table-cell>
          <table:table-cell office:value-type="float" office:value="6893.42" table:style-name="ce6">
            <text:p>6.893,42</text:p>
          </table:table-cell>
          <table:table-cell office:value-type="float" office:value="32884.839999999997" table:style-name="ce6">
            <text:p>32.884,84</text:p>
          </table:table-cell>
          <table:table-cell office:value-type="float" office:value="49742.14" table:style-name="ce6">
            <text:p>49.742,14</text:p>
          </table:table-cell>
          <table:table-cell table:number-columns-repeated="16364"/>
        </table:table-row>
        <table:table-row table:style-name="ro6">
          <table:table-cell office:value-type="float" office:value="10821" table:style-name="ce4">
            <text:p>10821</text:p>
          </table:table-cell>
          <table:table-cell office:value-type="string" table:style-name="ce5">
            <text:p>FLAVIO AUGUSTO SIQUEIRA DE OLIVEIR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5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2454.1999999999998" table:style-name="ce6">
            <text:p>2.454,20</text:p>
          </table:table-cell>
          <table:table-cell office:value-type="float" office:value="0" table:style-name="ce6">
            <text:p>0,00</text:p>
          </table:table-cell>
          <table:table-cell office:value-type="float" office:value="37916.42" table:style-name="ce6">
            <text:p>37.916,42</text:p>
          </table:table-cell>
          <table:table-cell office:value-type="float" office:value="0" table:style-name="ce6">
            <text:p>0,00</text:p>
          </table:table-cell>
          <table:table-cell office:value-type="float" office:value="10616.58" table:style-name="ce6">
            <text:p>10.616,58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106568.75" table:style-name="ce6">
            <text:p>106.568,75</text:p>
          </table:table-cell>
          <table:table-cell office:value-type="float" office:value="12688.58" table:style-name="ce6">
            <text:p>12.688,58</text:p>
          </table:table-cell>
          <table:table-cell office:value-type="float" office:value="21433.33" table:style-name="ce6">
            <text:p>21.433,33</text:p>
          </table:table-cell>
          <table:table-cell office:value-type="float" office:value="0" table:style-name="ce6">
            <text:p>0,00</text:p>
          </table:table-cell>
          <table:table-cell office:value-type="float" office:value="29964.07" table:style-name="ce6">
            <text:p>29.964,07</text:p>
          </table:table-cell>
          <table:table-cell office:value-type="float" office:value="64085.98" table:style-name="ce6">
            <text:p>64.085,98</text:p>
          </table:table-cell>
          <table:table-cell office:value-type="float" office:value="42482.77" table:style-name="ce6">
            <text:p>42.482,77</text:p>
          </table:table-cell>
          <table:table-cell table:number-columns-repeated="16364"/>
        </table:table-row>
        <table:table-row table:style-name="ro6">
          <table:table-cell office:value-type="float" office:value="43752" table:style-name="ce4">
            <text:p>43752</text:p>
          </table:table-cell>
          <table:table-cell office:value-type="string" table:style-name="ce5">
            <text:p>FLAVIO BUSSAB DELLA LIBERA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DE JUSTICA CUMULATIVA DE PORTO ACRE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520.51" table:style-name="ce6">
            <text:p>3.520,51</text:p>
          </table:table-cell>
          <table:table-cell office:value-type="float" office:value="4973.58" table:style-name="ce6">
            <text:p>4.973,58</text:p>
          </table:table-cell>
          <table:table-cell office:value-type="float" office:value="40498.74" table:style-name="ce6">
            <text:p>40.498,74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563.61" table:style-name="ce6">
            <text:p>7.563,61</text:p>
          </table:table-cell>
          <table:table-cell office:value-type="float" office:value="0" table:style-name="ce6">
            <text:p>0,00</text:p>
          </table:table-cell>
          <table:table-cell office:value-type="float" office:value="7174.12" table:style-name="ce6">
            <text:p>7.174,12</text:p>
          </table:table-cell>
          <table:table-cell office:value-type="float" office:value="19218.38" table:style-name="ce6">
            <text:p>19.218,38</text:p>
          </table:table-cell>
          <table:table-cell office:value-type="float" office:value="21280.36" table:style-name="ce6">
            <text:p>21.280,36</text:p>
          </table:table-cell>
          <table:table-cell table:number-columns-repeated="16364"/>
        </table:table-row>
        <table:table-row table:style-name="ro6">
          <table:table-cell office:value-type="float" office:value="13761" table:style-name="ce4">
            <text:p>13761</text:p>
          </table:table-cell>
          <table:table-cell office:value-type="string" table:style-name="ce5">
            <text:p>FRANCISCO JOSE MAIA GUEDE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 ESP DE DEF CRIANCA E ADOLESCENT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14800" table:style-name="ce6">
            <text:p>14.800,00</text:p>
          </table:table-cell>
          <table:table-cell office:value-type="float" office:value="34114.67" table:style-name="ce6">
            <text:p>34.114,67</text:p>
          </table:table-cell>
          <table:table-cell office:value-type="float" office:value="92373.62" table:style-name="ce6">
            <text:p>92.373,62</text:p>
          </table:table-cell>
          <table:table-cell office:value-type="float" office:value="6788.47" table:style-name="ce6">
            <text:p>6.788,47</text:p>
          </table:table-cell>
          <table:table-cell office:value-type="float" office:value="11790.02" table:style-name="ce6">
            <text:p>11.790,02</text:p>
          </table:table-cell>
          <table:table-cell office:value-type="float" office:value="0" table:style-name="ce6">
            <text:p>0,00</text:p>
          </table:table-cell>
          <table:table-cell office:value-type="float" office:value="13580.55" table:style-name="ce6">
            <text:p>13.580,55</text:p>
          </table:table-cell>
          <table:table-cell office:value-type="float" office:value="32159.040000000001" table:style-name="ce6">
            <text:p>32.159,04</text:p>
          </table:table-cell>
          <table:table-cell office:value-type="float" office:value="60214.58" table:style-name="ce6">
            <text:p>60.214,58</text:p>
          </table:table-cell>
          <table:table-cell table:number-columns-repeated="16364"/>
        </table:table-row>
        <table:table-row table:style-name="ro6">
          <table:table-cell office:value-type="float" office:value="36891" table:style-name="ce4">
            <text:p>36891</text:p>
          </table:table-cell>
          <table:table-cell office:value-type="string" table:style-name="ce5">
            <text:p>FRANCISCO JOSE NUNES CAVALCANTE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1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93.84" table:style-name="ce6">
            <text:p>6.993,84</text:p>
          </table:table-cell>
          <table:table-cell office:value-type="float" office:value="0" table:style-name="ce6">
            <text:p>0,00</text:p>
          </table:table-cell>
          <table:table-cell office:value-type="float" office:value="7044.86" table:style-name="ce6">
            <text:p>7.044,86</text:p>
          </table:table-cell>
          <table:table-cell office:value-type="float" office:value="18755.169999999998" table:style-name="ce6">
            <text:p>18.755,17</text:p>
          </table:table-cell>
          <table:table-cell office:value-type="float" office:value="20075.96" table:style-name="ce6">
            <text:p>20.075,96</text:p>
          </table:table-cell>
          <table:table-cell table:number-columns-repeated="16364"/>
        </table:table-row>
        <table:table-row table:style-name="ro6">
          <table:table-cell office:value-type="float" office:value="6631" table:style-name="ce4">
            <text:p>6631</text:p>
          </table:table-cell>
          <table:table-cell office:value-type="string" table:style-name="ce5">
            <text:p>GETULIO BARBOSA DE ANDRADE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7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1957.9" table:style-name="ce6">
            <text:p>1.957,9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90.58" table:style-name="ce6">
            <text:p>4.990,58</text:p>
          </table:table-cell>
          <table:table-cell office:value-type="float" office:value="16989.79" table:style-name="ce6">
            <text:p>16.989,79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62769.4" table:style-name="ce6">
            <text:p>62.769,40</text:p>
          </table:table-cell>
          <table:table-cell office:value-type="float" office:value="7062.58" table:style-name="ce6">
            <text:p>7.062,58</text:p>
          </table:table-cell>
          <table:table-cell office:value-type="float" office:value="10329.64" table:style-name="ce6">
            <text:p>10.329,64</text:p>
          </table:table-cell>
          <table:table-cell office:value-type="float" office:value="0" table:style-name="ce6">
            <text:p>0,00</text:p>
          </table:table-cell>
          <table:table-cell office:value-type="float" office:value="13444.57" table:style-name="ce6">
            <text:p>13.444,57</text:p>
          </table:table-cell>
          <table:table-cell office:value-type="float" office:value="30836.79" table:style-name="ce6">
            <text:p>30.836,79</text:p>
          </table:table-cell>
          <table:table-cell office:value-type="float" office:value="31932.61" table:style-name="ce6">
            <text:p>31.932,61</text:p>
          </table:table-cell>
          <table:table-cell table:number-columns-repeated="16364"/>
        </table:table-row>
        <table:table-row table:style-name="ro6">
          <table:table-cell office:value-type="float" office:value="7361" table:style-name="ce4">
            <text:p>7361</text:p>
          </table:table-cell>
          <table:table-cell office:value-type="string" table:style-name="ce5">
            <text:p>GILCELY EVANGELISTA DE ARAUJO SOUZ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9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40781.550000000003" table:style-name="ce6">
            <text:p>40.781,55</text:p>
          </table:table-cell>
          <table:table-cell office:value-type="float" office:value="26195.55" table:style-name="ce6">
            <text:p>26.195,55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127877.98" table:style-name="ce6">
            <text:p>127.877,98</text:p>
          </table:table-cell>
          <table:table-cell office:value-type="float" office:value="12001.42" table:style-name="ce6">
            <text:p>12.001,42</text:p>
          </table:table-cell>
          <table:table-cell office:value-type="float" office:value="26107.279999999999" table:style-name="ce6">
            <text:p>26.107,28</text:p>
          </table:table-cell>
          <table:table-cell office:value-type="float" office:value="2976.46" table:style-name="ce6">
            <text:p>2.976,46</text:p>
          </table:table-cell>
          <table:table-cell office:value-type="float" office:value="24845.23" table:style-name="ce6">
            <text:p>24.845,23</text:p>
          </table:table-cell>
          <table:table-cell office:value-type="float" office:value="65930.39" table:style-name="ce6">
            <text:p>65.930,39</text:p>
          </table:table-cell>
          <table:table-cell office:value-type="float" office:value="61947.59" table:style-name="ce6">
            <text:p>61.947,59</text:p>
          </table:table-cell>
          <table:table-cell table:number-columns-repeated="16364"/>
        </table:table-row>
        <table:table-row table:style-name="ro6">
          <table:table-cell office:value-type="float" office:value="41061" table:style-name="ce4">
            <text:p>41061</text:p>
          </table:table-cell>
          <table:table-cell office:value-type="string" table:style-name="ce5">
            <text:p>GLAUCIO NEY SHIROMA OSHIR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SECRETARIA GERAL DO MPAC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2360.92" table:style-name="ce6">
            <text:p>22.360,92</text:p>
          </table:table-cell>
          <table:table-cell office:value-type="float" office:value="61103.4" table:style-name="ce6">
            <text:p>61.103,4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4934.3900000000003" table:style-name="ce6">
            <text:p>4.934,39</text:p>
          </table:table-cell>
          <table:table-cell office:value-type="float" office:value="18034.38" table:style-name="ce6">
            <text:p>18.034,38</text:p>
          </table:table-cell>
          <table:table-cell office:value-type="float" office:value="43069.02" table:style-name="ce6">
            <text:p>43.069,02</text:p>
          </table:table-cell>
          <table:table-cell table:number-columns-repeated="16364"/>
        </table:table-row>
        <table:table-row table:style-name="ro6">
          <table:table-cell office:value-type="float" office:value="43772" table:style-name="ce4">
            <text:p>43772</text:p>
          </table:table-cell>
          <table:table-cell office:value-type="string" table:style-name="ce5">
            <text:p>ILDON MAXIMIANO PERES NET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0 PROMOTORIA DE JUSTICA CRIMINAL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5725.5" table:style-name="ce6">
            <text:p>5.725,50</text:p>
          </table:table-cell>
          <table:table-cell office:value-type="float" office:value="0" table:style-name="ce6">
            <text:p>0,00</text:p>
          </table:table-cell>
          <table:table-cell office:value-type="float" office:value="13287.55" table:style-name="ce6">
            <text:p>13.287,55</text:p>
          </table:table-cell>
          <table:table-cell office:value-type="float" office:value="23729.52" table:style-name="ce6">
            <text:p>23.729,52</text:p>
          </table:table-cell>
          <table:table-cell office:value-type="float" office:value="18470.52" table:style-name="ce6">
            <text:p>18.470,52</text:p>
          </table:table-cell>
          <table:table-cell table:number-columns-repeated="16364"/>
        </table:table-row>
        <table:table-row table:style-name="ro6">
          <table:table-cell office:value-type="float" office:value="43762" table:style-name="ce4">
            <text:p>43762</text:p>
          </table:table-cell>
          <table:table-cell office:value-type="string" table:style-name="ce5">
            <text:p>IVERSON RODRIGO MONTEIRO CERQUEIRA BUEN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EF DO MEIO AMBIENTE DO JURU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35.66" table:style-name="ce6">
            <text:p>8.435,66</text:p>
          </table:table-cell>
          <table:table-cell office:value-type="float" office:value="0" table:style-name="ce6">
            <text:p>0,00</text:p>
          </table:table-cell>
          <table:table-cell office:value-type="float" office:value="4684.3900000000003" table:style-name="ce6">
            <text:p>4.684,39</text:p>
          </table:table-cell>
          <table:table-cell office:value-type="float" office:value="17836.52" table:style-name="ce6">
            <text:p>17.836,52</text:p>
          </table:table-cell>
          <table:table-cell office:value-type="float" office:value="26047.98" table:style-name="ce6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4">
            <text:p>36621</text:p>
          </table:table-cell>
          <table:table-cell office:value-type="string" table:style-name="ce5">
            <text:p>JOANA D ARC DIAS MARTIN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2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7078.509999999998" table:style-name="ce6">
            <text:p>17.078,51</text:p>
          </table:table-cell>
          <table:table-cell office:value-type="float" office:value="26805.99" table:style-name="ce6">
            <text:p>26.805,99</text:p>
          </table:table-cell>
          <table:table-cell table:number-columns-repeated="16364"/>
        </table:table-row>
        <table:table-row table:style-name="ro6">
          <table:table-cell office:value-type="float" office:value="56201" table:style-name="ce4">
            <text:p>56201</text:p>
          </table:table-cell>
          <table:table-cell office:value-type="string" table:style-name="ce5">
            <text:p>JOSE LUCIVAN NERY DE LIMA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CRIMINAL DE PLACIDO DE CASTRO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23.46" table:style-name="ce6">
            <text:p>7.423,46</text:p>
          </table:table-cell>
          <table:table-cell office:value-type="float" office:value="0" table:style-name="ce6">
            <text:p>0,00</text:p>
          </table:table-cell>
          <table:table-cell office:value-type="float" office:value="6310.12" table:style-name="ce6">
            <text:p>6.310,12</text:p>
          </table:table-cell>
          <table:table-cell office:value-type="float" office:value="18214.23" table:style-name="ce6">
            <text:p>18.214,23</text:p>
          </table:table-cell>
          <table:table-cell office:value-type="float" office:value="21964.47" table:style-name="ce6">
            <text:p>21.964,47</text:p>
          </table:table-cell>
          <table:table-cell table:number-columns-repeated="16364"/>
        </table:table-row>
        <table:table-row table:style-name="ro6">
          <table:table-cell office:value-type="float" office:value="16351" table:style-name="ce4">
            <text:p>16351</text:p>
          </table:table-cell>
          <table:table-cell office:value-type="string" table:style-name="ce5">
            <text:p>JOSE RUY DA SILVEIRA LINO FI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9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1673.93" table:style-name="ce6">
            <text:p>1.673,93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50274.9" table:style-name="ce6">
            <text:p>50.274,90</text:p>
          </table:table-cell>
          <table:table-cell office:value-type="float" office:value="4950.82" table:style-name="ce6">
            <text:p>4.950,82</text:p>
          </table:table-cell>
          <table:table-cell office:value-type="float" office:value="9732.68" table:style-name="ce6">
            <text:p>9.732,68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8557.75" table:style-name="ce6">
            <text:p>18.557,75</text:p>
          </table:table-cell>
          <table:table-cell office:value-type="float" office:value="31717.15" table:style-name="ce6">
            <text:p>31.717,15</text:p>
          </table:table-cell>
          <table:table-cell table:number-columns-repeated="16364"/>
        </table:table-row>
        <table:table-row table:style-name="ro6">
          <table:table-cell office:value-type="float" office:value="5783" table:style-name="ce4">
            <text:p>5783</text:p>
          </table:table-cell>
          <table:table-cell office:value-type="string" table:style-name="ce5">
            <text:p>JULEANDRO MARTINS DE OLIVEIRA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PROMOTORIA DE JUSTICA CIVE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5217.97" table:style-name="ce6">
            <text:p>35.217,97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6269.15" table:style-name="ce6">
            <text:p>6.269,15</text:p>
          </table:table-cell>
          <table:table-cell office:value-type="float" office:value="0" table:style-name="ce6">
            <text:p>0,00</text:p>
          </table:table-cell>
          <table:table-cell office:value-type="float" office:value="14184.63" table:style-name="ce6">
            <text:p>14.184,63</text:p>
          </table:table-cell>
          <table:table-cell office:value-type="float" office:value="24710.39" table:style-name="ce6">
            <text:p>24.710,39</text:p>
          </table:table-cell>
          <table:table-cell office:value-type="float" office:value="10507.58" table:style-name="ce6">
            <text:p>10.507,58</text:p>
          </table:table-cell>
          <table:table-cell table:number-columns-repeated="16364"/>
        </table:table-row>
        <table:table-row table:style-name="ro6">
          <table:table-cell office:value-type="float" office:value="54741" table:style-name="ce4">
            <text:p>54741</text:p>
          </table:table-cell>
          <table:table-cell office:value-type="string" table:style-name="ce5">
            <text:p>JULIANA MAXIMIANO HOFF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OTORIA CRIMINAL DE CRUZEIRO DO SU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45.98" table:style-name="ce6">
            <text:p>7.045,98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5636.7" table:style-name="ce6">
            <text:p>15.636,70</text:p>
          </table:table-cell>
          <table:table-cell office:value-type="float" office:value="23194.43" table:style-name="ce6">
            <text:p>23.194,43</text:p>
          </table:table-cell>
          <table:table-cell table:number-columns-repeated="16364"/>
        </table:table-row>
        <table:table-row table:style-name="ro6">
          <table:table-cell office:value-type="float" office:value="56211" table:style-name="ce4">
            <text:p>56211</text:p>
          </table:table-cell>
          <table:table-cell office:value-type="string" table:style-name="ce5">
            <text:p>JULIO CESAR DE MEDEIROS SILV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IVEL DE TARAUA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449.6" table:style-name="ce6">
            <text:p>6.449,60</text:p>
          </table:table-cell>
          <table:table-cell office:value-type="float" office:value="0" table:style-name="ce6">
            <text:p>0,00</text:p>
          </table:table-cell>
          <table:table-cell office:value-type="float" office:value="5727.15" table:style-name="ce6">
            <text:p>5.727,15</text:p>
          </table:table-cell>
          <table:table-cell office:value-type="float" office:value="16893.22" table:style-name="ce6">
            <text:p>16.893,22</text:p>
          </table:table-cell>
          <table:table-cell office:value-type="float" office:value="21937.91" table:style-name="ce6">
            <text:p>21.937,91</text:p>
          </table:table-cell>
          <table:table-cell table:number-columns-repeated="16364"/>
        </table:table-row>
        <table:table-row table:style-name="ro6">
          <table:table-cell office:value-type="float" office:value="7521" table:style-name="ce4">
            <text:p>7521</text:p>
          </table:table-cell>
          <table:table-cell office:value-type="string" table:style-name="ce5">
            <text:p>KATIA REJANE DE ARAUJO RODRIGUES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7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64.71" table:style-name="ce6">
            <text:p>4.964,71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5865.59" table:style-name="ce6">
            <text:p>65.865,59</text:p>
          </table:table-cell>
          <table:table-cell office:value-type="float" office:value="7036.71" table:style-name="ce6">
            <text:p>7.036,71</text:p>
          </table:table-cell>
          <table:table-cell office:value-type="float" office:value="12567.14" table:style-name="ce6">
            <text:p>12.567,14</text:p>
          </table:table-cell>
          <table:table-cell office:value-type="float" office:value="1488.23" table:style-name="ce6">
            <text:p>1.488,23</text:p>
          </table:table-cell>
          <table:table-cell office:value-type="float" office:value="4428.1499999999996" table:style-name="ce6">
            <text:p>4.428,15</text:p>
          </table:table-cell>
          <table:table-cell office:value-type="float" office:value="25520.23" table:style-name="ce6">
            <text:p>25.520,23</text:p>
          </table:table-cell>
          <table:table-cell office:value-type="float" office:value="40345.360000000001" table:style-name="ce6">
            <text:p>40.345,36</text:p>
          </table:table-cell>
          <table:table-cell table:number-columns-repeated="16364"/>
        </table:table-row>
        <table:table-row table:style-name="ro6">
          <table:table-cell office:value-type="float" office:value="43702" table:style-name="ce4">
            <text:p>43702</text:p>
          </table:table-cell>
          <table:table-cell office:value-type="string" table:style-name="ce5">
            <text:p>LAURA CRISTINA DE ALMEIDA MIRAND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2 PROM JUST ESP DE DEFESA DO PATRIM PUBLIC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12222.89" table:style-name="ce6">
            <text:p>12.222,89</text:p>
          </table:table-cell>
          <table:table-cell office:value-type="float" office:value="24037.48" table:style-name="ce6">
            <text:p>24.037,48</text:p>
          </table:table-cell>
          <table:table-cell office:value-type="float" office:value="14793.65" table:style-name="ce6">
            <text:p>14.793,65</text:p>
          </table:table-cell>
          <table:table-cell table:number-columns-repeated="16364"/>
        </table:table-row>
        <table:table-row table:style-name="ro6">
          <table:table-cell office:value-type="float" office:value="37001" table:style-name="ce4">
            <text:p>37001</text:p>
          </table:table-cell>
          <table:table-cell office:value-type="string" table:style-name="ce5">
            <text:p>LEANDRO PORTELA STEFFEN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IREITOS HUMANOS E CIDADANI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45.98" table:style-name="ce6">
            <text:p>7.045,98</text:p>
          </table:table-cell>
          <table:table-cell office:value-type="float" office:value="0" table:style-name="ce6">
            <text:p>0,00</text:p>
          </table:table-cell>
          <table:table-cell office:value-type="float" office:value="4290.79" table:style-name="ce6">
            <text:p>4.290,79</text:p>
          </table:table-cell>
          <table:table-cell office:value-type="float" office:value="16053.24" table:style-name="ce6">
            <text:p>16.053,24</text:p>
          </table:table-cell>
          <table:table-cell office:value-type="float" office:value="22777.89" table:style-name="ce6">
            <text:p>22.777,89</text:p>
          </table:table-cell>
          <table:table-cell table:number-columns-repeated="16364"/>
        </table:table-row>
        <table:table-row table:style-name="ro6">
          <table:table-cell office:value-type="float" office:value="43811" table:style-name="ce4">
            <text:p>43811</text:p>
          </table:table-cell>
          <table:table-cell office:value-type="string" table:style-name="ce5">
            <text:p>LEONARDO HONORATO SANTO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EF DA CRIANCA E ADOLESCENTE CRZ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45.98" table:style-name="ce6">
            <text:p>7.045,98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15131.36" table:style-name="ce6">
            <text:p>15.131,36</text:p>
          </table:table-cell>
          <table:table-cell office:value-type="float" office:value="23699.77" table:style-name="ce6">
            <text:p>23.699,77</text:p>
          </table:table-cell>
          <table:table-cell table:number-columns-repeated="16364"/>
        </table:table-row>
        <table:table-row table:style-name="ro6">
          <table:table-cell office:value-type="float" office:value="56181" table:style-name="ce4">
            <text:p>56181</text:p>
          </table:table-cell>
          <table:table-cell office:value-type="string" table:style-name="ce5">
            <text:p>LUANA DINIZ LIRIO MACIEL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RIMINAL DE TARAUA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8024.57" table:style-name="ce6">
            <text:p>8.024,57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6615.29" table:style-name="ce6">
            <text:p>16.615,29</text:p>
          </table:table-cell>
          <table:table-cell office:value-type="float" office:value="25584.75" table:style-name="ce6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4">
            <text:p>47001</text:p>
          </table:table-cell>
          <table:table-cell office:value-type="string" table:style-name="ce5">
            <text:p>LUIS HENRIQUE CORREA ROLIM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CIVEL DE SENA MADUREIR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37058.019999999997" table:style-name="ce6">
            <text:p>37.058,0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79258.06" table:style-name="ce6">
            <text:p>79.258,06</text:p>
          </table:table-cell>
          <table:table-cell office:value-type="float" office:value="9432.94" table:style-name="ce6">
            <text:p>9.432,94</text:p>
          </table:table-cell>
          <table:table-cell office:value-type="float" office:value="15370.48" table:style-name="ce6">
            <text:p>15.370,48</text:p>
          </table:table-cell>
          <table:table-cell office:value-type="float" office:value="0" table:style-name="ce6">
            <text:p>0,00</text:p>
          </table:table-cell>
          <table:table-cell office:value-type="float" office:value="8271.85" table:style-name="ce6">
            <text:p>8.271,85</text:p>
          </table:table-cell>
          <table:table-cell office:value-type="float" office:value="33075.269999999997" table:style-name="ce6">
            <text:p>33.075,27</text:p>
          </table:table-cell>
          <table:table-cell office:value-type="float" office:value="46182.79" table:style-name="ce6">
            <text:p>46.182,79</text:p>
          </table:table-cell>
          <table:table-cell table:number-columns-repeated="16364"/>
        </table:table-row>
        <table:table-row table:style-name="ro6">
          <table:table-cell office:value-type="float" office:value="55931" table:style-name="ce4">
            <text:p>55931</text:p>
          </table:table-cell>
          <table:table-cell office:value-type="string" table:style-name="ce5">
            <text:p>MANUELA CANUTO DE SANTANA FARHAT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CUMULATIVA DE MANCIO LIM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7972.43" table:style-name="ce6">
            <text:p>7.972,43</text:p>
          </table:table-cell>
          <table:table-cell office:value-type="float" office:value="0" table:style-name="ce6">
            <text:p>0,00</text:p>
          </table:table-cell>
          <table:table-cell office:value-type="float" office:value="466.38" table:style-name="ce6">
            <text:p>466,38</text:p>
          </table:table-cell>
          <table:table-cell office:value-type="float" office:value="13155.28" table:style-name="ce6">
            <text:p>13.155,28</text:p>
          </table:table-cell>
          <table:table-cell office:value-type="float" office:value="29044.76" table:style-name="ce6">
            <text:p>29.044,76</text:p>
          </table:table-cell>
          <table:table-cell table:number-columns-repeated="16364"/>
        </table:table-row>
        <table:table-row table:style-name="ro6">
          <table:table-cell office:value-type="float" office:value="43682" table:style-name="ce4">
            <text:p>43682</text:p>
          </table:table-cell>
          <table:table-cell office:value-type="string" table:style-name="ce5">
            <text:p>MARCELA CRISTINA OZORI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5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25828.32" table:style-name="ce6">
            <text:p>25.828,3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2360.92" table:style-name="ce6">
            <text:p>22.360,92</text:p>
          </table:table-cell>
          <table:table-cell office:value-type="float" office:value="86931.72" table:style-name="ce6">
            <text:p>86.931,72</text:p>
          </table:table-cell>
          <table:table-cell office:value-type="float" office:value="4716.47" table:style-name="ce6">
            <text:p>4.716,47</text:p>
          </table:table-cell>
          <table:table-cell office:value-type="float" office:value="14408.4" table:style-name="ce6">
            <text:p>14.408,40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22999.119999999999" table:style-name="ce6">
            <text:p>22.999,12</text:p>
          </table:table-cell>
          <table:table-cell office:value-type="float" office:value="63932.6" table:style-name="ce6">
            <text:p>63.932,60</text:p>
          </table:table-cell>
          <table:table-cell table:number-columns-repeated="16364"/>
        </table:table-row>
        <table:table-row table:style-name="ro6">
          <table:table-cell office:value-type="float" office:value="40921" table:style-name="ce4">
            <text:p>40921</text:p>
          </table:table-cell>
          <table:table-cell office:value-type="string" table:style-name="ce5">
            <text:p>MARCO AURELIO RIBEIR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8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102.36" table:style-name="ce6">
            <text:p>8.102,36</text:p>
          </table:table-cell>
          <table:table-cell office:value-type="float" office:value="0" table:style-name="ce6">
            <text:p>0,00</text:p>
          </table:table-cell>
          <table:table-cell office:value-type="float" office:value="3537.62" table:style-name="ce6">
            <text:p>3.537,62</text:p>
          </table:table-cell>
          <table:table-cell office:value-type="float" office:value="16356.45" table:style-name="ce6">
            <text:p>16.356,45</text:p>
          </table:table-cell>
          <table:table-cell office:value-type="float" office:value="27528.05" table:style-name="ce6">
            <text:p>27.528,05</text:p>
          </table:table-cell>
          <table:table-cell table:number-columns-repeated="16364"/>
        </table:table-row>
        <table:table-row table:style-name="ro6">
          <table:table-cell office:value-type="float" office:value="41081" table:style-name="ce4">
            <text:p>41081</text:p>
          </table:table-cell>
          <table:table-cell office:value-type="string" table:style-name="ce5">
            <text:p>MARCOS ANTONIO GALIN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41.7" table:style-name="ce6">
            <text:p>6.941,70</text:p>
          </table:table-cell>
          <table:table-cell office:value-type="float" office:value="0" table:style-name="ce6">
            <text:p>0,00</text:p>
          </table:table-cell>
          <table:table-cell office:value-type="float" office:value="3754.63" table:style-name="ce6">
            <text:p>3.754,63</text:p>
          </table:table-cell>
          <table:table-cell office:value-type="float" office:value="15412.8" table:style-name="ce6">
            <text:p>15.412,80</text:p>
          </table:table-cell>
          <table:table-cell office:value-type="float" office:value="23418.33" table:style-name="ce6">
            <text:p>23.418,33</text:p>
          </table:table-cell>
          <table:table-cell table:number-columns-repeated="16364"/>
        </table:table-row>
        <table:table-row table:style-name="ro6">
          <table:table-cell office:value-type="float" office:value="43841" table:style-name="ce4">
            <text:p>43841</text:p>
          </table:table-cell>
          <table:table-cell office:value-type="string" table:style-name="ce5">
            <text:p>MARIA FATIMA RIBEIRO TEIXEIR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ESP DO CONTROLE EXTERNO<text:s/>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487.7900000000009" table:style-name="ce6">
            <text:p>8.487,79</text:p>
          </table:table-cell>
          <table:table-cell office:value-type="float" office:value="0" table:style-name="ce6">
            <text:p>0,00</text:p>
          </table:table-cell>
          <table:table-cell office:value-type="float" office:value="3924.25" table:style-name="ce6">
            <text:p>3.924,25</text:p>
          </table:table-cell>
          <table:table-cell office:value-type="float" office:value="17128.509999999998" table:style-name="ce6">
            <text:p>17.128,51</text:p>
          </table:table-cell>
          <table:table-cell office:value-type="float" office:value="26755.99" table:style-name="ce6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4">
            <text:p>36971</text:p>
          </table:table-cell>
          <table:table-cell office:value-type="string" table:style-name="ce5">
            <text:p>MARIANO JEORGE DE SOUSA MEL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99999999996" table:style-name="ce6">
            <text:p>4.716,48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547.61" table:style-name="ce6">
            <text:p>43.547,61</text:p>
          </table:table-cell>
          <table:table-cell office:value-type="float" office:value="4716.47" table:style-name="ce6">
            <text:p>4.716,47</text:p>
          </table:table-cell>
          <table:table-cell office:value-type="float" office:value="8343.01" table:style-name="ce6">
            <text:p>8.343,01</text:p>
          </table:table-cell>
          <table:table-cell office:value-type="float" office:value="0" table:style-name="ce6">
            <text:p>0,00</text:p>
          </table:table-cell>
          <table:table-cell office:value-type="float" office:value="7777.23" table:style-name="ce6">
            <text:p>7.777,23</text:p>
          </table:table-cell>
          <table:table-cell office:value-type="float" office:value="20836.71" table:style-name="ce6">
            <text:p>20.836,71</text:p>
          </table:table-cell>
          <table:table-cell office:value-type="float" office:value="22710.9" table:style-name="ce6">
            <text:p>22.710,90</text:p>
          </table:table-cell>
          <table:table-cell table:number-columns-repeated="16364"/>
        </table:table-row>
        <table:table-row table:style-name="ro6">
          <table:table-cell office:value-type="float" office:value="13681" table:style-name="ce4">
            <text:p>13681</text:p>
          </table:table-cell>
          <table:table-cell office:value-type="string" table:style-name="ce5">
            <text:p>MERI CRISTINA AMARAL GONCALVE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 ESP MEIO AMBIENTE BAIXO ACR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87320.24" table:style-name="ce6">
            <text:p>87.320,24</text:p>
          </table:table-cell>
          <table:table-cell office:value-type="float" office:value="11504.94" table:style-name="ce6">
            <text:p>11.504,94</text:p>
          </table:table-cell>
          <table:table-cell office:value-type="float" office:value="16514.25" table:style-name="ce6">
            <text:p>16.514,25</text:p>
          </table:table-cell>
          <table:table-cell office:value-type="float" office:value="0" table:style-name="ce6">
            <text:p>0,00</text:p>
          </table:table-cell>
          <table:table-cell office:value-type="float" office:value="6606.93" table:style-name="ce6">
            <text:p>6.606,93</text:p>
          </table:table-cell>
          <table:table-cell office:value-type="float" office:value="34626.120000000003" table:style-name="ce6">
            <text:p>34.626,12</text:p>
          </table:table-cell>
          <table:table-cell office:value-type="float" office:value="52694.12" table:style-name="ce6">
            <text:p>52.694,12</text:p>
          </table:table-cell>
          <table:table-cell table:number-columns-repeated="16364"/>
        </table:table-row>
        <table:table-row table:style-name="ro6">
          <table:table-cell office:value-type="float" office:value="16781" table:style-name="ce4">
            <text:p>16781</text:p>
          </table:table-cell>
          <table:table-cell office:value-type="string" table:style-name="ce5">
            <text:p>MYRNA TEIXEIRA MENDOZ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OTORIA ESP DE DEFESA DO PATRIMONI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" table:style-name="ce6">
            <text:p>4.716,47</text:p>
          </table:table-cell>
          <table:table-cell office:value-type="float" office:value="610" table:style-name="ce6">
            <text:p>61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4157.599999999999" table:style-name="ce6">
            <text:p>44.157,60</text:p>
          </table:table-cell>
          <table:table-cell office:value-type="float" office:value="4801.87" table:style-name="ce6">
            <text:p>4.801,87</text:p>
          </table:table-cell>
          <table:table-cell office:value-type="float" office:value="8395.15" table:style-name="ce6">
            <text:p>8.395,15</text:p>
          </table:table-cell>
          <table:table-cell office:value-type="float" office:value="0" table:style-name="ce6">
            <text:p>0,00</text:p>
          </table:table-cell>
          <table:table-cell office:value-type="float" office:value="23205.87" table:style-name="ce6">
            <text:p>23.205,87</text:p>
          </table:table-cell>
          <table:table-cell office:value-type="float" office:value="36402.89" table:style-name="ce6">
            <text:p>36.402,89</text:p>
          </table:table-cell>
          <table:table-cell office:value-type="float" office:value="7754.71" table:style-name="ce6">
            <text:p>7.754,71</text:p>
          </table:table-cell>
          <table:table-cell table:number-columns-repeated="16364"/>
        </table:table-row>
        <table:table-row table:style-name="ro6">
          <table:table-cell office:value-type="float" office:value="38761" table:style-name="ce4">
            <text:p>38761</text:p>
          </table:table-cell>
          <table:table-cell office:value-type="string" table:style-name="ce5">
            <text:p>NELMA ARAUJO MELO DE SIQUEIR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1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9432.94" table:style-name="ce6">
            <text:p>9.432,94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92059.92" table:style-name="ce6">
            <text:p>92.059,92</text:p>
          </table:table-cell>
          <table:table-cell office:value-type="float" office:value="9432.94" table:style-name="ce6">
            <text:p>9.432,94</text:p>
          </table:table-cell>
          <table:table-cell office:value-type="float" office:value="19256.82" table:style-name="ce6">
            <text:p>19.256,82</text:p>
          </table:table-cell>
          <table:table-cell office:value-type="float" office:value="0" table:style-name="ce6">
            <text:p>0,00</text:p>
          </table:table-cell>
          <table:table-cell office:value-type="float" office:value="4509.25" table:style-name="ce6">
            <text:p>4.509,25</text:p>
          </table:table-cell>
          <table:table-cell office:value-type="float" office:value="33199.01" table:style-name="ce6">
            <text:p>33.199,01</text:p>
          </table:table-cell>
          <table:table-cell office:value-type="float" office:value="58860.91" table:style-name="ce6">
            <text:p>58.860,91</text:p>
          </table:table-cell>
          <table:table-cell table:number-columns-repeated="16364"/>
        </table:table-row>
        <table:table-row table:style-name="ro6">
          <table:table-cell office:value-type="float" office:value="54731" table:style-name="ce4">
            <text:p>54731</text:p>
          </table:table-cell>
          <table:table-cell office:value-type="string" table:style-name="ce5">
            <text:p>OCIMAR DA SILVA SALES JUNIOR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ESPEC DE DEFESA DA SAUD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72520.240000000005" table:style-name="ce6">
            <text:p>72.520,24</text:p>
          </table:table-cell>
          <table:table-cell office:value-type="float" office:value="9432.94" table:style-name="ce6">
            <text:p>9.432,94</text:p>
          </table:table-cell>
          <table:table-cell office:value-type="float" office:value="13987.68" table:style-name="ce6">
            <text:p>13.987,68</text:p>
          </table:table-cell>
          <table:table-cell office:value-type="float" office:value="0" table:style-name="ce6">
            <text:p>0,00</text:p>
          </table:table-cell>
          <table:table-cell office:value-type="float" office:value="7837.11" table:style-name="ce6">
            <text:p>7.837,11</text:p>
          </table:table-cell>
          <table:table-cell office:value-type="float" office:value="31257.73" table:style-name="ce6">
            <text:p>31.257,73</text:p>
          </table:table-cell>
          <table:table-cell office:value-type="float" office:value="41262.51" table:style-name="ce6">
            <text:p>41.262,51</text:p>
          </table:table-cell>
          <table:table-cell table:number-columns-repeated="16364"/>
        </table:table-row>
        <table:table-row table:style-name="ro6">
          <table:table-cell office:value-type="float" office:value="11041" table:style-name="ce4">
            <text:p>11041</text:p>
          </table:table-cell>
          <table:table-cell office:value-type="string" table:style-name="ce5">
            <text:p>OSWALDO D ALBUQUERQUE LIMA NET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4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55581.55" table:style-name="ce6">
            <text:p>55.581,55</text:p>
          </table:table-cell>
          <table:table-cell office:value-type="float" office:value="7036.71" table:style-name="ce6">
            <text:p>7.036,71</text:p>
          </table:table-cell>
          <table:table-cell office:value-type="float" office:value="10148.299999999999" table:style-name="ce6">
            <text:p>10.148,30</text:p>
          </table:table-cell>
          <table:table-cell office:value-type="float" office:value="0" table:style-name="ce6">
            <text:p>0,00</text:p>
          </table:table-cell>
          <table:table-cell office:value-type="float" office:value="4478.0200000000004" table:style-name="ce6">
            <text:p>4.478,02</text:p>
          </table:table-cell>
          <table:table-cell office:value-type="float" office:value="21663.03" table:style-name="ce6">
            <text:p>21.663,03</text:p>
          </table:table-cell>
          <table:table-cell office:value-type="float" office:value="33918.519999999997" table:style-name="ce6">
            <text:p>33.918,52</text:p>
          </table:table-cell>
          <table:table-cell table:number-columns-repeated="16364"/>
        </table:table-row>
        <table:table-row table:style-name="ro6">
          <table:table-cell office:value-type="float" office:value="6551" table:style-name="ce4">
            <text:p>6551</text:p>
          </table:table-cell>
          <table:table-cell office:value-type="string" table:style-name="ce5">
            <text:p>PATRICIA DE AMORIM REGO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3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0900.88" table:style-name="ce6">
            <text:p>60.900,88</text:p>
          </table:table-cell>
          <table:table-cell office:value-type="float" office:value="7036.71" table:style-name="ce6">
            <text:p>7.036,71</text:p>
          </table:table-cell>
          <table:table-cell office:value-type="float" office:value="10889.03" table:style-name="ce6">
            <text:p>10.889,03</text:p>
          </table:table-cell>
          <table:table-cell office:value-type="float" office:value="1488.23" table:style-name="ce6">
            <text:p>1.488,23</text:p>
          </table:table-cell>
          <table:table-cell office:value-type="float" office:value="15036.01" table:style-name="ce6">
            <text:p>15.036,01</text:p>
          </table:table-cell>
          <table:table-cell office:value-type="float" office:value="34449.980000000003" table:style-name="ce6">
            <text:p>34.449,98</text:p>
          </table:table-cell>
          <table:table-cell office:value-type="float" office:value="26450.9" table:style-name="ce6">
            <text:p>26.450,90</text:p>
          </table:table-cell>
          <table:table-cell table:number-columns-repeated="16364"/>
        </table:table-row>
        <table:table-row table:style-name="ro6">
          <table:table-cell office:value-type="float" office:value="43851" table:style-name="ce4">
            <text:p>43851</text:p>
          </table:table-cell>
          <table:table-cell office:value-type="string" table:style-name="ce5">
            <text:p>PATRICIA PAULA DOS SANTOS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3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6307.13" table:style-name="ce6">
            <text:p>6.307,13</text:p>
          </table:table-cell>
          <table:table-cell office:value-type="float" office:value="0" table:style-name="ce6">
            <text:p>0,00</text:p>
          </table:table-cell>
          <table:table-cell office:value-type="float" office:value="11409.02" table:style-name="ce6">
            <text:p>11.409,02</text:p>
          </table:table-cell>
          <table:table-cell office:value-type="float" office:value="22432.62" table:style-name="ce6">
            <text:p>22.432,62</text:p>
          </table:table-cell>
          <table:table-cell office:value-type="float" office:value="21451.88" table:style-name="ce6">
            <text:p>21.451,88</text:p>
          </table:table-cell>
          <table:table-cell table:number-columns-repeated="16364"/>
        </table:table-row>
        <table:table-row table:style-name="ro6">
          <table:table-cell office:value-type="float" office:value="57811" table:style-name="ce4">
            <text:p>57811</text:p>
          </table:table-cell>
          <table:table-cell office:value-type="string" table:style-name="ce5">
            <text:p>PAULIANE MEZABARBA SANCHES</text:p>
          </table:table-cell>
          <table:table-cell office:value-type="string" table:style-name="ce5">
            <text:p>PROMOTOR DE JUSTICA SUBSTITUTO</text:p>
          </table:table-cell>
          <table:table-cell office:value-type="string" table:style-name="ce5">
            <text:p>PROMOTORIA DE JUSTICA CRIMINAL DE BRASILEIA</text:p>
          </table:table-cell>
          <table:table-cell office:value-type="string" table:style-name="ce5">
            <text:p>MEMBROS PROMOTORES</text:p>
          </table:table-cell>
          <table:table-cell office:value-type="float" office:value="30404.42" table:style-name="ce6">
            <text:p>30.404,42</text:p>
          </table:table-cell>
          <table:table-cell office:value-type="float" office:value="0" table:style-name="ce6">
            <text:p>0,00</text:p>
          </table:table-cell>
          <table:table-cell office:value-type="float" office:value="3040.44" table:style-name="ce6">
            <text:p>3.040,4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813.55" table:style-name="ce6">
            <text:p>4.813,55</text:p>
          </table:table-cell>
          <table:table-cell office:value-type="float" office:value="38258.410000000003" table:style-name="ce6">
            <text:p>38.258,41</text:p>
          </table:table-cell>
          <table:table-cell office:value-type="float" office:value="4256.6099999999997" table:style-name="ce6">
            <text:p>4.256,61</text:p>
          </table:table-cell>
          <table:table-cell office:value-type="float" office:value="7053.13" table:style-name="ce6">
            <text:p>7.053,13</text:p>
          </table:table-cell>
          <table:table-cell office:value-type="float" office:value="0" table:style-name="ce6">
            <text:p>0,00</text:p>
          </table:table-cell>
          <table:table-cell office:value-type="float" office:value="3646.51" table:style-name="ce6">
            <text:p>3.646,51</text:p>
          </table:table-cell>
          <table:table-cell office:value-type="float" office:value="14956.25" table:style-name="ce6">
            <text:p>14.956,25</text:p>
          </table:table-cell>
          <table:table-cell office:value-type="float" office:value="23302.16" table:style-name="ce6">
            <text:p>23.302,16</text:p>
          </table:table-cell>
          <table:table-cell table:number-columns-repeated="16364"/>
        </table:table-row>
        <table:table-row table:style-name="ro6">
          <table:table-cell office:value-type="float" office:value="49762" table:style-name="ce4">
            <text:p>49762</text:p>
          </table:table-cell>
          <table:table-cell office:value-type="string" table:style-name="ce5">
            <text:p>RAFAEL MACIEL DA SILV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DE JUSTICA CRIMINAL DE FEIJ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8024.57" table:style-name="ce6">
            <text:p>8.024,57</text:p>
          </table:table-cell>
          <table:table-cell office:value-type="float" office:value="0" table:style-name="ce6">
            <text:p>0,00</text:p>
          </table:table-cell>
          <table:table-cell office:value-type="float" office:value="4634.3900000000003" table:style-name="ce6">
            <text:p>4.634,39</text:p>
          </table:table-cell>
          <table:table-cell office:value-type="float" office:value="17375.43" table:style-name="ce6">
            <text:p>17.375,43</text:p>
          </table:table-cell>
          <table:table-cell office:value-type="float" office:value="24824.61" table:style-name="ce6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4">
            <text:p>13921</text:p>
          </table:table-cell>
          <table:table-cell office:value-type="string" table:style-name="ce5">
            <text:p>RICARDO COELHO DE CARVA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JUST ESP DE DEF DA EDUCACAO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38742.480000000003" table:style-name="ce6">
            <text:p>38.742,4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97426.98" table:style-name="ce6">
            <text:p>97.426,98</text:p>
          </table:table-cell>
          <table:table-cell office:value-type="float" office:value="11504.94" table:style-name="ce6">
            <text:p>11.504,94</text:p>
          </table:table-cell>
          <table:table-cell office:value-type="float" office:value="19293.61" table:style-name="ce6">
            <text:p>19.293,61</text:p>
          </table:table-cell>
          <table:table-cell office:value-type="float" office:value="0" table:style-name="ce6">
            <text:p>0,00</text:p>
          </table:table-cell>
          <table:table-cell office:value-type="float" office:value="9221.2099999999991" table:style-name="ce6">
            <text:p>9.221,21</text:p>
          </table:table-cell>
          <table:table-cell office:value-type="float" office:value="40019.760000000002" table:style-name="ce6">
            <text:p>40.019,76</text:p>
          </table:table-cell>
          <table:table-cell office:value-type="float" office:value="57407.22" table:style-name="ce6">
            <text:p>57.407,22</text:p>
          </table:table-cell>
          <table:table-cell table:number-columns-repeated="16364"/>
        </table:table-row>
        <table:table-row table:style-name="ro6">
          <table:table-cell office:value-type="float" office:value="7601" table:style-name="ce4">
            <text:p>7601</text:p>
          </table:table-cell>
          <table:table-cell office:value-type="string" table:style-name="ce5">
            <text:p>RITA DE CASSIA NOGUEIRA LIMA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PROC GERAL ADJ PARA ASSUNTOS ADMINISTRATIVOS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7092.44" table:style-name="ce6">
            <text:p>7.092,4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464.71" table:style-name="ce6">
            <text:p>6.464,71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69138.7" table:style-name="ce6">
            <text:p>69.138,70</text:p>
          </table:table-cell>
          <table:table-cell office:value-type="float" office:value="7036.71" table:style-name="ce6">
            <text:p>7.036,71</text:p>
          </table:table-cell>
          <table:table-cell office:value-type="float" office:value="12567.14" table:style-name="ce6">
            <text:p>12.567,14</text:p>
          </table:table-cell>
          <table:table-cell office:value-type="float" office:value="3261.34" table:style-name="ce6">
            <text:p>3.261,34</text:p>
          </table:table-cell>
          <table:table-cell office:value-type="float" office:value="6197.87" table:style-name="ce6">
            <text:p>6.197,87</text:p>
          </table:table-cell>
          <table:table-cell office:value-type="float" office:value="29063.06" table:style-name="ce6">
            <text:p>29.063,06</text:p>
          </table:table-cell>
          <table:table-cell office:value-type="float" office:value="40075.64" table:style-name="ce6">
            <text:p>40.075,64</text:p>
          </table:table-cell>
          <table:table-cell table:number-columns-repeated="16364"/>
        </table:table-row>
        <table:table-row table:style-name="ro6">
          <table:table-cell office:value-type="float" office:value="36381" table:style-name="ce4">
            <text:p>36381</text:p>
          </table:table-cell>
          <table:table-cell office:value-type="string" table:style-name="ce5">
            <text:p>RODRIGO CURTI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IR DIFUSO A SEGURANCA PUBLIC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45.98" table:style-name="ce6">
            <text:p>7.045,98</text:p>
          </table:table-cell>
          <table:table-cell office:value-type="float" office:value="0" table:style-name="ce6">
            <text:p>0,00</text:p>
          </table:table-cell>
          <table:table-cell office:value-type="float" office:value="5227.5200000000004" table:style-name="ce6">
            <text:p>5.227,52</text:p>
          </table:table-cell>
          <table:table-cell office:value-type="float" office:value="16989.97" table:style-name="ce6">
            <text:p>16.989,97</text:p>
          </table:table-cell>
          <table:table-cell office:value-type="float" office:value="21841.16" table:style-name="ce6">
            <text:p>21.841,16</text:p>
          </table:table-cell>
          <table:table-cell table:number-columns-repeated="16364"/>
        </table:table-row>
        <table:table-row table:style-name="ro6">
          <table:table-cell office:value-type="float" office:value="43911" table:style-name="ce4">
            <text:p>43911</text:p>
          </table:table-cell>
          <table:table-cell office:value-type="string" table:style-name="ce5">
            <text:p>RODRIGO FONTOURA DE CARVA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CRIMINAL DE SENADOR GUIOMARD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3368.91" table:style-name="ce6">
            <text:p>3.368,9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2200.04" table:style-name="ce6">
            <text:p>42.200,04</text:p>
          </table:table-cell>
          <table:table-cell office:value-type="float" office:value="4716.47" table:style-name="ce6">
            <text:p>4.716,47</text:p>
          </table:table-cell>
          <table:table-cell office:value-type="float" office:value="8024.57" table:style-name="ce6">
            <text:p>8.024,57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6615.29" table:style-name="ce6">
            <text:p>16.615,29</text:p>
          </table:table-cell>
          <table:table-cell office:value-type="float" office:value="25584.75" table:style-name="ce6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4">
            <text:p>37191</text:p>
          </table:table-cell>
          <table:table-cell office:value-type="string" table:style-name="ce5">
            <text:p>ROGERIO VOLTOLINI MUNOZ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7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16.4799999999996" table:style-name="ce6">
            <text:p>4.716,48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547.61" table:style-name="ce6">
            <text:p>43.547,61</text:p>
          </table:table-cell>
          <table:table-cell office:value-type="float" office:value="4716.47" table:style-name="ce6">
            <text:p>4.716,47</text:p>
          </table:table-cell>
          <table:table-cell office:value-type="float" office:value="8343.01" table:style-name="ce6">
            <text:p>8.343,01</text:p>
          </table:table-cell>
          <table:table-cell office:value-type="float" office:value="0" table:style-name="ce6">
            <text:p>0,00</text:p>
          </table:table-cell>
          <table:table-cell office:value-type="float" office:value="8277.7800000000007" table:style-name="ce6">
            <text:p>8.277,78</text:p>
          </table:table-cell>
          <table:table-cell office:value-type="float" office:value="21337.26" table:style-name="ce6">
            <text:p>21.337,26</text:p>
          </table:table-cell>
          <table:table-cell office:value-type="float" office:value="22210.35" table:style-name="ce6">
            <text:p>22.210,35</text:p>
          </table:table-cell>
          <table:table-cell table:number-columns-repeated="16364"/>
        </table:table-row>
        <table:table-row table:style-name="ro6">
          <table:table-cell office:value-type="float" office:value="16431" table:style-name="ce4">
            <text:p>16431</text:p>
          </table:table-cell>
          <table:table-cell office:value-type="string" table:style-name="ce5">
            <text:p>ROMEU CORDEIRO BARBOSA FI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9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6407.54" table:style-name="ce6">
            <text:p>6.407,54</text:p>
          </table:table-cell>
          <table:table-cell office:value-type="float" office:value="1600.96" table:style-name="ce6">
            <text:p>1.600,96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51893" table:style-name="ce6">
            <text:p>51.893,00</text:p>
          </table:table-cell>
          <table:table-cell office:value-type="float" office:value="4940.6000000000004" table:style-name="ce6">
            <text:p>4.940,60</text:p>
          </table:table-cell>
          <table:table-cell office:value-type="float" office:value="9732.68" table:style-name="ce6">
            <text:p>9.732,68</text:p>
          </table:table-cell>
          <table:table-cell office:value-type="float" office:value="0" table:style-name="ce6">
            <text:p>0,00</text:p>
          </table:table-cell>
          <table:table-cell office:value-type="float" office:value="4860.71" table:style-name="ce6">
            <text:p>4.860,71</text:p>
          </table:table-cell>
          <table:table-cell office:value-type="float" office:value="19533.990000000002" table:style-name="ce6">
            <text:p>19.533,99</text:p>
          </table:table-cell>
          <table:table-cell office:value-type="float" office:value="32359.01" table:style-name="ce6">
            <text:p>32.359,01</text:p>
          </table:table-cell>
          <table:table-cell table:number-columns-repeated="16364"/>
        </table:table-row>
        <table:table-row table:style-name="ro6">
          <table:table-cell office:value-type="float" office:value="6801" table:style-name="ce4">
            <text:p>6801</text:p>
          </table:table-cell>
          <table:table-cell office:value-type="string" table:style-name="ce5">
            <text:p>SAMMY BARBOSA LOPES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6 PROCURADORIA DE JUSTICA CRIMINAL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55581.55" table:style-name="ce6">
            <text:p>55.581,55</text:p>
          </table:table-cell>
          <table:table-cell office:value-type="float" office:value="7036.71" table:style-name="ce6">
            <text:p>7.036,71</text:p>
          </table:table-cell>
          <table:table-cell office:value-type="float" office:value="10044.02" table:style-name="ce6">
            <text:p>10.044,02</text:p>
          </table:table-cell>
          <table:table-cell office:value-type="float" office:value="0" table:style-name="ce6">
            <text:p>0,00</text:p>
          </table:table-cell>
          <table:table-cell office:value-type="float" office:value="4527.6099999999997" table:style-name="ce6">
            <text:p>4.527,61</text:p>
          </table:table-cell>
          <table:table-cell office:value-type="float" office:value="21608.34" table:style-name="ce6">
            <text:p>21.608,34</text:p>
          </table:table-cell>
          <table:table-cell office:value-type="float" office:value="33973.21" table:style-name="ce6">
            <text:p>33.973,21</text:p>
          </table:table-cell>
          <table:table-cell table:number-columns-repeated="16364"/>
        </table:table-row>
        <table:table-row table:style-name="ro6">
          <table:table-cell office:value-type="float" office:value="1161" table:style-name="ce4">
            <text:p>1161</text:p>
          </table:table-cell>
          <table:table-cell office:value-type="string" table:style-name="ce5">
            <text:p>SAMUEL MARTINS EVANGELISTA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CURAD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0000" table:style-name="ce6">
            <text:p>10.000,00</text:p>
          </table:table-cell>
          <table:table-cell office:value-type="float" office:value="0" table:style-name="ce6">
            <text:p>0,00</text:p>
          </table:table-cell>
          <table:table-cell office:value-type="float" office:value="10000" table:style-name="ce6">
            <text:p>10.000,00</text:p>
          </table:table-cell>
          <table:table-cell office:value-type="float" office:value="1400" table:style-name="ce6">
            <text:p>1.400,00</text:p>
          </table:table-cell>
          <table:table-cell office:value-type="float" office:value="1495.64" table:style-name="ce6">
            <text:p>1.495,6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895.64" table:style-name="ce6">
            <text:p>2.895,64</text:p>
          </table:table-cell>
          <table:table-cell office:value-type="float" office:value="7104.36" table:style-name="ce6">
            <text:p>7.104,3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4">
            <text:p>16511</text:p>
          </table:table-cell>
          <table:table-cell office:value-type="string" table:style-name="ce5">
            <text:p>SIBERMAN MADEIRA DE HOLANDA FI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4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601.23" table:style-name="ce6">
            <text:p>1.601,23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0432.36" table:style-name="ce6">
            <text:p>40.432,36</text:p>
          </table:table-cell>
          <table:table-cell office:value-type="float" office:value="4940.6400000000003" table:style-name="ce6">
            <text:p>4.940,64</text:p>
          </table:table-cell>
          <table:table-cell office:value-type="float" office:value="6993.84" table:style-name="ce6">
            <text:p>6.993,84</text:p>
          </table:table-cell>
          <table:table-cell office:value-type="float" office:value="0" table:style-name="ce6">
            <text:p>0,00</text:p>
          </table:table-cell>
          <table:table-cell office:value-type="float" office:value="5775.51" table:style-name="ce6">
            <text:p>5.775,51</text:p>
          </table:table-cell>
          <table:table-cell office:value-type="float" office:value="17709.990000000002" table:style-name="ce6">
            <text:p>17.709,99</text:p>
          </table:table-cell>
          <table:table-cell office:value-type="float" office:value="22722.37" table:style-name="ce6">
            <text:p>22.722,37</text:p>
          </table:table-cell>
          <table:table-cell table:number-columns-repeated="16364"/>
        </table:table-row>
        <table:table-row table:style-name="ro6">
          <table:table-cell office:value-type="float" office:value="16601" table:style-name="ce4">
            <text:p>16601</text:p>
          </table:table-cell>
          <table:table-cell office:value-type="string" table:style-name="ce5">
            <text:p>TALES FONSECA TRANIN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4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33689.11" table:style-name="ce6">
            <text:p>33.689,11</text:p>
          </table:table-cell>
          <table:table-cell office:value-type="float" office:value="24143.86" table:style-name="ce6">
            <text:p>24.143,86</text:p>
          </table:table-cell>
          <table:table-cell office:value-type="float" office:value="0" table:style-name="ce6">
            <text:p>0,00</text:p>
          </table:table-cell>
          <table:table-cell office:value-type="float" office:value="4324.22" table:style-name="ce6">
            <text:p>4.324,22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100988.32" table:style-name="ce6">
            <text:p>100.988,32</text:p>
          </table:table-cell>
          <table:table-cell office:value-type="float" office:value="9684.59" table:style-name="ce6">
            <text:p>9.684,59</text:p>
          </table:table-cell>
          <table:table-cell office:value-type="float" office:value="20504.86" table:style-name="ce6">
            <text:p>20.504,86</text:p>
          </table:table-cell>
          <table:table-cell office:value-type="float" office:value="0" table:style-name="ce6">
            <text:p>0,00</text:p>
          </table:table-cell>
          <table:table-cell office:value-type="float" office:value="1332.53" table:style-name="ce6">
            <text:p>1.332,53</text:p>
          </table:table-cell>
          <table:table-cell office:value-type="float" office:value="31521.98" table:style-name="ce6">
            <text:p>31.521,98</text:p>
          </table:table-cell>
          <table:table-cell office:value-type="float" office:value="69466.34" table:style-name="ce6">
            <text:p>69.466,34</text:p>
          </table:table-cell>
          <table:table-cell table:number-columns-repeated="16364"/>
        </table:table-row>
        <table:table-row table:style-name="ro6">
          <table:table-cell office:value-type="float" office:value="43891" table:style-name="ce4">
            <text:p>43891</text:p>
          </table:table-cell>
          <table:table-cell office:value-type="string" table:style-name="ce5">
            <text:p>TEOTONIO RODRIGUES SOARES JUNIOR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5 PROMOTORIA DE JUSTICA CRIMIN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4352.9399999999996" table:style-name="ce6">
            <text:p>4.352,94</text:p>
          </table:table-cell>
          <table:table-cell office:value-type="float" office:value="17452.93" table:style-name="ce6">
            <text:p>17.452,93</text:p>
          </table:table-cell>
          <table:table-cell office:value-type="float" office:value="26431.57" table:style-name="ce6">
            <text:p>26.431,57</text:p>
          </table:table-cell>
          <table:table-cell table:number-columns-repeated="16364"/>
        </table:table-row>
        <table:table-row table:style-name="ro6">
          <table:table-cell office:value-type="float" office:value="54751" table:style-name="ce4">
            <text:p>54751</text:p>
          </table:table-cell>
          <table:table-cell office:value-type="string" table:style-name="ce5">
            <text:p>THALLES FERREIRA COST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OTORIA CRIMINAL DE SENA MADUREIR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311.78" table:style-name="ce6">
            <text:p>43.311,78</text:p>
          </table:table-cell>
          <table:table-cell office:value-type="float" office:value="4716.47" table:style-name="ce6">
            <text:p>4.716,47</text:p>
          </table:table-cell>
          <table:table-cell office:value-type="float" office:value="8330.2900000000009" table:style-name="ce6">
            <text:p>8.330,29</text:p>
          </table:table-cell>
          <table:table-cell office:value-type="float" office:value="0" table:style-name="ce6">
            <text:p>0,00</text:p>
          </table:table-cell>
          <table:table-cell office:value-type="float" office:value="16947.7" table:style-name="ce6">
            <text:p>16.947,70</text:p>
          </table:table-cell>
          <table:table-cell office:value-type="float" office:value="29994.46" table:style-name="ce6">
            <text:p>29.994,46</text:p>
          </table:table-cell>
          <table:table-cell office:value-type="float" office:value="13317.32" table:style-name="ce6">
            <text:p>13.317,32</text:p>
          </table:table-cell>
          <table:table-cell table:number-columns-repeated="16364"/>
        </table:table-row>
        <table:table-row table:style-name="ro6">
          <table:table-cell office:value-type="float" office:value="56191" table:style-name="ce4">
            <text:p>56191</text:p>
          </table:table-cell>
          <table:table-cell office:value-type="string" table:style-name="ce5">
            <text:p>THIAGO MARQUES SALOMAO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DE JUSTICA CRIMINAL DE XAPURI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40178.699999999997" table:style-name="ce6">
            <text:p>40.178,70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7475.59" table:style-name="ce6">
            <text:p>7.475,59</text:p>
          </table:table-cell>
          <table:table-cell office:value-type="float" office:value="0" table:style-name="ce6">
            <text:p>0,00</text:p>
          </table:table-cell>
          <table:table-cell office:value-type="float" office:value="3980.54" table:style-name="ce6">
            <text:p>3.980,54</text:p>
          </table:table-cell>
          <table:table-cell office:value-type="float" office:value="15936.78" table:style-name="ce6">
            <text:p>15.936,78</text:p>
          </table:table-cell>
          <table:table-cell office:value-type="float" office:value="24241.919999999998" table:style-name="ce6">
            <text:p>24.241,92</text:p>
          </table:table-cell>
          <table:table-cell table:number-columns-repeated="16364"/>
        </table:table-row>
        <table:table-row table:style-name="ro6">
          <table:table-cell office:value-type="float" office:value="941" table:style-name="ce4">
            <text:p>941</text:p>
          </table:table-cell>
          <table:table-cell office:value-type="string" table:style-name="ce5">
            <text:p>UBIRAJARA BRAGA DE ALBUQUERQUE</text:p>
          </table:table-cell>
          <table:table-cell office:value-type="string" table:style-name="ce5">
            <text:p>PROCURADOR DE JUSTICA</text:p>
          </table:table-cell>
          <table:table-cell office:value-type="string" table:style-name="ce5">
            <text:p>1 PROCURADORIA DE JUSTICA ESPECIALIZADA</text:p>
          </table:table-cell>
          <table:table-cell office:value-type="string" table:style-name="ce5">
            <text:p>MEMBROS PROCURADORES</text:p>
          </table:table-cell>
          <table:table-cell office:value-type="float" office:value="35462.22" table:style-name="ce6">
            <text:p>35.462,22</text:p>
          </table:table-cell>
          <table:table-cell office:value-type="float" office:value="2437.5" table:style-name="ce6">
            <text:p>2.437,50</text:p>
          </table:table-cell>
          <table:table-cell office:value-type="float" office:value="5319.33" table:style-name="ce6">
            <text:p>5.319,33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9449.9599999999991" table:style-name="ce6">
            <text:p>9.449,96</text:p>
          </table:table-cell>
          <table:table-cell office:value-type="float" office:value="29600" table:style-name="ce6">
            <text:p>29.600,00</text:p>
          </table:table-cell>
          <table:table-cell office:value-type="float" office:value="5319.33" table:style-name="ce6">
            <text:p>5.319,33</text:p>
          </table:table-cell>
          <table:table-cell office:value-type="float" office:value="87588.34" table:style-name="ce6">
            <text:p>87.588,34</text:p>
          </table:table-cell>
          <table:table-cell office:value-type="float" office:value="9449.9599999999991" table:style-name="ce6">
            <text:p>9.449,96</text:p>
          </table:table-cell>
          <table:table-cell office:value-type="float" office:value="12910.85" table:style-name="ce6">
            <text:p>12.910,85</text:p>
          </table:table-cell>
          <table:table-cell office:value-type="float" office:value="3925.73" table:style-name="ce6">
            <text:p>3.925,73</text:p>
          </table:table-cell>
          <table:table-cell office:value-type="float" office:value="21193.72" table:style-name="ce6">
            <text:p>21.193,72</text:p>
          </table:table-cell>
          <table:table-cell office:value-type="float" office:value="47480.26" table:style-name="ce6">
            <text:p>47.480,26</text:p>
          </table:table-cell>
          <table:table-cell office:value-type="float" office:value="40108.080000000002" table:style-name="ce6">
            <text:p>40.108,08</text:p>
          </table:table-cell>
          <table:table-cell table:number-columns-repeated="16364"/>
        </table:table-row>
        <table:table-row table:style-name="ro6">
          <table:table-cell office:value-type="float" office:value="56271" table:style-name="ce4">
            <text:p>56271</text:p>
          </table:table-cell>
          <table:table-cell office:value-type="string" table:style-name="ce5">
            <text:p>VANDERLEI BATISTA CERQUEIRA</text:p>
          </table:table-cell>
          <table:table-cell office:value-type="string" table:style-name="ce5">
            <text:p>PROMOTOR DE JUSTICA DE ENTRANCIA INICIAL</text:p>
          </table:table-cell>
          <table:table-cell office:value-type="string" table:style-name="ce5">
            <text:p>PROMOTORIA CUMULATIVA DE ACRELANDIA</text:p>
          </table:table-cell>
          <table:table-cell office:value-type="string" table:style-name="ce5">
            <text:p>MEMBROS PROMOTORES</text:p>
          </table:table-cell>
          <table:table-cell office:value-type="float" office:value="32004.65" table:style-name="ce6">
            <text:p>32.004,65</text:p>
          </table:table-cell>
          <table:table-cell office:value-type="float" office:value="0" table:style-name="ce6">
            <text:p>0,00</text:p>
          </table:table-cell>
          <table:table-cell office:value-type="float" office:value="3200.47" table:style-name="ce6">
            <text:p>3.200,47</text:p>
          </table:table-cell>
          <table:table-cell office:value-type="float" office:value="0" table:style-name="ce6">
            <text:p>0,00</text:p>
          </table:table-cell>
          <table:table-cell office:value-type="float" office:value="23470.080000000002" table:style-name="ce6">
            <text:p>23.470,08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973.58" table:style-name="ce6">
            <text:p>4.973,58</text:p>
          </table:table-cell>
          <table:table-cell office:value-type="float" office:value="63648.78" table:style-name="ce6">
            <text:p>63.648,78</text:p>
          </table:table-cell>
          <table:table-cell office:value-type="float" office:value="4480.6499999999996" table:style-name="ce6">
            <text:p>4.480,65</text:p>
          </table:table-cell>
          <table:table-cell office:value-type="float" office:value="12851.96" table:style-name="ce6">
            <text:p>12.851,96</text:p>
          </table:table-cell>
          <table:table-cell office:value-type="float" office:value="0" table:style-name="ce6">
            <text:p>0,00</text:p>
          </table:table-cell>
          <table:table-cell office:value-type="float" office:value="3980.54" table:style-name="ce6">
            <text:p>3.980,54</text:p>
          </table:table-cell>
          <table:table-cell office:value-type="float" office:value="21313.15" table:style-name="ce6">
            <text:p>21.313,15</text:p>
          </table:table-cell>
          <table:table-cell office:value-type="float" office:value="42335.63" table:style-name="ce6">
            <text:p>42.335,63</text:p>
          </table:table-cell>
          <table:table-cell table:number-columns-repeated="16364"/>
        </table:table-row>
        <table:table-row table:style-name="ro6">
          <table:table-cell office:value-type="float" office:value="43871" table:style-name="ce4">
            <text:p>43871</text:p>
          </table:table-cell>
          <table:table-cell office:value-type="string" table:style-name="ce5">
            <text:p>VANESSA DE MACEDO MUNIZ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E EXEC MEDIDAS SOCIOEDUCATIVAS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6993.84" table:style-name="ce6">
            <text:p>6.993,84</text:p>
          </table:table-cell>
          <table:table-cell office:value-type="float" office:value="0" table:style-name="ce6">
            <text:p>0,00</text:p>
          </table:table-cell>
          <table:table-cell office:value-type="float" office:value="4224.25" table:style-name="ce6">
            <text:p>4.224,25</text:p>
          </table:table-cell>
          <table:table-cell office:value-type="float" office:value="15934.56" table:style-name="ce6">
            <text:p>15.934,56</text:p>
          </table:table-cell>
          <table:table-cell office:value-type="float" office:value="22896.57" table:style-name="ce6">
            <text:p>22.896,57</text:p>
          </table:table-cell>
          <table:table-cell table:number-columns-repeated="16364"/>
        </table:table-row>
        <table:table-row table:style-name="ro6">
          <table:table-cell office:value-type="float" office:value="36701" table:style-name="ce4">
            <text:p>36701</text:p>
          </table:table-cell>
          <table:table-cell office:value-type="string" table:style-name="ce5">
            <text:p>VINICIUS MENANDRO EVANGELISTA DE SOUZ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PROM ESP DE DEFESA DA PESSOA IDOSA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2459.41" table:style-name="ce6">
            <text:p>22.459,4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20115.02" table:style-name="ce6">
            <text:p>20.115,02</text:p>
          </table:table-cell>
          <table:table-cell office:value-type="float" office:value="76263.539999999994" table:style-name="ce6">
            <text:p>76.263,54</text:p>
          </table:table-cell>
          <table:table-cell office:value-type="float" office:value="4716.47" table:style-name="ce6">
            <text:p>4.716,47</text:p>
          </table:table-cell>
          <table:table-cell office:value-type="float" office:value="10665.67" table:style-name="ce6">
            <text:p>10.665,67</text:p>
          </table:table-cell>
          <table:table-cell office:value-type="float" office:value="0" table:style-name="ce6">
            <text:p>0,00</text:p>
          </table:table-cell>
          <table:table-cell office:value-type="float" office:value="18937.45" table:style-name="ce6">
            <text:p>18.937,45</text:p>
          </table:table-cell>
          <table:table-cell office:value-type="float" office:value="34319.589999999997" table:style-name="ce6">
            <text:p>34.319,59</text:p>
          </table:table-cell>
          <table:table-cell office:value-type="float" office:value="41943.95" table:style-name="ce6">
            <text:p>41.943,95</text:p>
          </table:table-cell>
          <table:table-cell table:number-columns-repeated="16364"/>
        </table:table-row>
        <table:table-row table:style-name="ro6">
          <table:table-cell office:value-type="float" office:value="13411" table:style-name="ce4">
            <text:p>13411</text:p>
          </table:table-cell>
          <table:table-cell office:value-type="string" table:style-name="ce5">
            <text:p>WALDIRENE OLIVEIRA DA CRUZ LIMA CORDEIRO</text:p>
          </table:table-cell>
          <table:table-cell office:value-type="string" table:style-name="ce5">
            <text:p>INTEG DO QUADRO DE OUTRO ORGAO</text:p>
          </table:table-cell>
          <table:table-cell office:value-type="string" table:style-name="ce5">
            <text:p>PROCURADORIA GERAL DE JUSTICA</text:p>
          </table:table-cell>
          <table:table-cell office:value-type="string" table:style-name="ce5">
            <text:p>MEMBROS PROMOTORES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0" table:style-name="ce6">
            <text:p>0,00</text:p>
          </table:table-cell>
          <table:table-cell office:value-type="float" office:value="14800" table:style-name="ce6">
            <text:p>14.800,00</text:p>
          </table:table-cell>
          <table:table-cell office:value-type="float" office:value="2072" table:style-name="ce6">
            <text:p>2.072,00</text:p>
          </table:table-cell>
          <table:table-cell office:value-type="float" office:value="2630.84" table:style-name="ce6">
            <text:p>2.630,84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4702.84" table:style-name="ce6">
            <text:p>4.702,84</text:p>
          </table:table-cell>
          <table:table-cell office:value-type="float" office:value="10097.16" table:style-name="ce6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4">
            <text:p>43672</text:p>
          </table:table-cell>
          <table:table-cell office:value-type="string" table:style-name="ce5">
            <text:p>WALTER TEIXEIRA FILH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GAECO GRUPO DE ATUACAO ESP DE REP AO CRIME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38831.129999999997" table:style-name="ce6">
            <text:p>38.831,13</text:p>
          </table:table-cell>
          <table:table-cell office:value-type="float" office:value="4716.47" table:style-name="ce6">
            <text:p>4.716,47</text:p>
          </table:table-cell>
          <table:table-cell office:value-type="float" office:value="7098.12" table:style-name="ce6">
            <text:p>7.098,12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11814.59" table:style-name="ce6">
            <text:p>11.814,59</text:p>
          </table:table-cell>
          <table:table-cell office:value-type="float" office:value="27016.54" table:style-name="ce6">
            <text:p>27.016,54</text:p>
          </table:table-cell>
          <table:table-cell table:number-columns-repeated="16364"/>
        </table:table-row>
        <table:table-row table:style-name="ro6">
          <table:table-cell office:value-type="float" office:value="43791" table:style-name="ce4">
            <text:p>43791</text:p>
          </table:table-cell>
          <table:table-cell office:value-type="string" table:style-name="ce5">
            <text:p>WASHINGTON NILTON MEDEIROS MOREIRA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CORREGEDORIA GERA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279.24" table:style-name="ce6">
            <text:p>8.279,24</text:p>
          </table:table-cell>
          <table:table-cell office:value-type="float" office:value="0" table:style-name="ce6">
            <text:p>0,00</text:p>
          </table:table-cell>
          <table:table-cell office:value-type="float" office:value="4447.22" table:style-name="ce6">
            <text:p>4.447,22</text:p>
          </table:table-cell>
          <table:table-cell office:value-type="float" office:value="17442.93" table:style-name="ce6">
            <text:p>17.442,93</text:p>
          </table:table-cell>
          <table:table-cell office:value-type="float" office:value="26441.57" table:style-name="ce6">
            <text:p>26.441,5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4">
            <text:p>43901</text:p>
          </table:table-cell>
          <table:table-cell office:value-type="string" table:style-name="ce5">
            <text:p>WENDY TAKAO HAMANO</text:p>
          </table:table-cell>
          <table:table-cell office:value-type="string" table:style-name="ce5">
            <text:p>PROMOTOR DE JUSTICA DE ENTRANCIA FINAL</text:p>
          </table:table-cell>
          <table:table-cell office:value-type="string" table:style-name="ce5">
            <text:p>6 PROMOTORIA DE JUSTICA CIVEL</text:p>
          </table:table-cell>
          <table:table-cell office:value-type="string" table:style-name="ce5">
            <text:p>MEMBROS PROMOTORES</text:p>
          </table:table-cell>
          <table:table-cell office:value-type="float" office:value="33689.11" table:style-name="ce6">
            <text:p>33.689,11</text:p>
          </table:table-cell>
          <table:table-cell office:value-type="float" office:value="0" table:style-name="ce6">
            <text:p>0,00</text:p>
          </table:table-cell>
          <table:table-cell office:value-type="float" office:value="5053.37" table:style-name="ce6">
            <text:p>5.053,37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0" table:style-name="ce6">
            <text:p>0,00</text:p>
          </table:table-cell>
          <table:table-cell office:value-type="float" office:value="5142.0200000000004" table:style-name="ce6">
            <text:p>5.142,02</text:p>
          </table:table-cell>
          <table:table-cell office:value-type="float" office:value="43884.5" table:style-name="ce6">
            <text:p>43.884,50</text:p>
          </table:table-cell>
          <table:table-cell office:value-type="float" office:value="4716.47" table:style-name="ce6">
            <text:p>4.716,47</text:p>
          </table:table-cell>
          <table:table-cell office:value-type="float" office:value="8383.52" table:style-name="ce6">
            <text:p>8.383,52</text:p>
          </table:table-cell>
          <table:table-cell office:value-type="float" office:value="0" table:style-name="ce6">
            <text:p>0,00</text:p>
          </table:table-cell>
          <table:table-cell office:value-type="float" office:value="3874.25" table:style-name="ce6">
            <text:p>3.874,25</text:p>
          </table:table-cell>
          <table:table-cell office:value-type="float" office:value="16974.240000000002" table:style-name="ce6">
            <text:p>16.974,24</text:p>
          </table:table-cell>
          <table:table-cell office:value-type="float" office:value="26910.26" table:style-name="ce6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Total Geral</text:p>
          </table:table-cell>
          <table:table-cell office:value-type="float" office:value="81" table:style-name="ce7">
            <text:p>81</text:p>
          </table:table-cell>
          <table:table-cell table:number-columns-repeated="3" table:style-name="ce8"/>
          <table:table-cell office:value-type="float" office:value="2630840.1800000002" table:style-name="ce9">
            <text:p>2.630.840,18</text:p>
          </table:table-cell>
          <table:table-cell office:value-type="float" office:value="6849.6" table:style-name="ce9">
            <text:p>6.849,60</text:p>
          </table:table-cell>
          <table:table-cell office:value-type="float" office:value="206097.18" table:style-name="ce9">
            <text:p>206.097,18</text:p>
          </table:table-cell>
          <table:table-cell office:value-type="float" office:value="555930.82999999996" table:style-name="ce9">
            <text:p>555.930,83</text:p>
          </table:table-cell>
          <table:table-cell office:value-type="float" office:value="183074.51" table:style-name="ce9">
            <text:p>183.074,51</text:p>
          </table:table-cell>
          <table:table-cell office:value-type="float" office:value="80874.080000000002" table:style-name="ce9">
            <text:p>80.874,08</text:p>
          </table:table-cell>
          <table:table-cell office:value-type="float" office:value="366978.37" table:style-name="ce9">
            <text:p>366.978,37</text:p>
          </table:table-cell>
          <table:table-cell office:value-type="float" office:value="576710.14" table:style-name="ce9">
            <text:p>576.710,14</text:p>
          </table:table-cell>
          <table:table-cell office:value-type="float" office:value="4607354.8899999997" table:style-name="ce9">
            <text:p>4.607.354,89</text:p>
          </table:table-cell>
          <table:table-cell office:value-type="float" office:value="487972.5" table:style-name="ce9">
            <text:p>487.972,50</text:p>
          </table:table-cell>
          <table:table-cell office:value-type="float" office:value="826441.8" table:style-name="ce9">
            <text:p>826.441,80</text:p>
          </table:table-cell>
          <table:table-cell office:value-type="float" office:value="36254.28" table:style-name="ce9">
            <text:p>36.254,28</text:p>
          </table:table-cell>
          <table:table-cell office:value-type="float" office:value="614131.04" table:style-name="ce9">
            <text:p>614.131,04</text:p>
          </table:table-cell>
          <table:table-cell office:value-type="float" office:value="1964799.62" table:style-name="ce9">
            <text:p>1.964.799,62</text:p>
          </table:table-cell>
          <table:table-cell office:value-type="float" office:value="2642555.27" table:style-name="ce9">
            <text:p>2.642.555,27</text:p>
          </table:table-cell>
          <table:table-cell table:number-columns-repeated="16364"/>
        </table:table-row>
        <table:table-row table:style-name="ro8">
          <table:table-cell office:value-type="string" table:style-name="ce10">
            <text:p><text:s/></text:p>
          </table:table-cell>
          <table:table-cell office:value-type="string" table:number-columns-spanned="19" table:number-rows-spanned="1" table:style-name="ce14">
            <text:p>Março de 2022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15">
            <text:p>(1) Remuneração do cargo efetivo - Vencimento, GAMPU, V.P.I, Adicionais de Qualificação, G.A.E e G.A.S, além de outras desta natureza.</text:p>
            <text:p>(2) V.P.N.I., Adicional por tempo de serviço, quintos, décimos e vantagens decorrentes de sentença judicial ou extensão administrativa.</text:p>
            <text:p>(3) Rubricas que representam a retribuição paga pelo exercício de função (servidor efetivo) ou remuneração de cargo em comissão (servidor sem vínculo ou requisitado).</text:p>
            <text:p>(4) Parcelas da Gratificação Natalina (13º) pagas no mês corrente, ou no caso de vacância ou exoneração do servidor.</text:p>
            <text:p>(5) Adicional correspondente a 1/3 (um terço) da remuneração, pago ao servidor por ocasião das férias.</text:p>
            <text:p>(6) Valor equivalente ao da contribuição previdenciária, devido ao funcionário público que esteja em condição de aposentar-se, mas que optou por continuar em atividade (instituído pela Emenda Constitucional nº 41, de 16 de dezembro de 2003).</text:p>
            <text:p>(7) Valor total (somatório) das remunerações temporárias ou eventuais discriminadas na Tabela III.</text:p>
            <text:p>(8) Valor total (somatório) das verbas indenizatórias discriminadas na Tabela III.</text:p>
            <text:p>(9) Total dos rendimentos brutos pagos no mês.</text:p>
            <text:p>(10) Contribuição Previdenciária Oficial (Plano de Seguridade Social do Servidor Público e Regime Geral de Previdência Social).</text:p>
            <text:p>(11) Imposto de Renda Retido na Fonte.</text:p>
            <text:p>(12) Valor deduzido da remuneração básica bruta, quando esta ultrapassa o teto constitucional, nos termos da legislação correspondente.</text:p>
            <text:p>(12.1) Valores deduzidos Pessoais.</text:p>
            <text:p>(13) Total dos descontos efetuados no mês.</text:p>
            <text:p>(14) Rendimento líquido após os descontos referidos nos itens anteriores.</text:p>
          </table:table-cell>
          <table:covered-table-cell table:number-columns-repeated="19"/>
          <table:table-cell table:number-columns-repeated="16364"/>
        </table:table-row>
        <table:table-row table:number-rows-repeated="1048486" table:style-name="ro10">
          <table:table-cell table:number-columns-repeated="16384"/>
        </table:table-row>
      </table:table>
      <table:database-ranges>
        <table:database-range table:target-range-address="membrosAtivos.A4:membrosAtivos.T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2-04-19T15:21:53Z</meta:creation-date>
    <dc:date>2024-03-05T22:01:41Z</dc:date>
  </office:meta>
</office:document-meta>
</file>